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2.06pt"/>
    </style:style>
    <style:style style:name="co5" style:family="table-column">
      <style:table-column-properties fo:break-before="auto" style:column-width="87.45pt"/>
    </style:style>
    <style:style style:name="co6" style:family="table-column">
      <style:table-column-properties fo:break-before="auto" style:column-width="86.71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sk3_2" table:style-name="ta1">
        <table:shapes>
          <draw:frame draw:z-index="0" draw:style-name="gr1" draw:text-style-name="P1" svg:width="453.51pt" svg:height="255.09pt" svg:x="2.83pt" svg:y="41.24pt">
            <draw:object draw:notify-on-update-of-ranges="task3_2.A1:task3_2.A1 task3_2.B1:task3_2.FS1 task3_2.A2:task3_2.A2 task3_2.B2:task3_2.FS2 task3_2.A1:task3_2.A1 task3_2.B1:task3_2.FS1 task3_2.A3:task3_2.A3 task3_2.B3:task3_2.FS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3" table:number-columns-repeated="10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9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1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3" table:number-columns-repeated="9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IT X[D]</text:p>
          </table:table-cell>
          <table:table-cell office:value-type="float" office:value="243" calcext:value-type="float">
            <text:p>243</text:p>
          </table:table-cell>
          <table:table-cell office:value-type="float" office:value="418" calcext:value-type="float">
            <text:p>418</text:p>
          </table:table-cell>
          <table:table-cell office:value-type="float" office:value="425" calcext:value-type="float">
            <text:p>425</text:p>
          </table:table-cell>
          <table:table-cell office:value-type="float" office:value="492" calcext:value-type="float">
            <text:p>492</text:p>
          </table:table-cell>
          <table:table-cell office:value-type="float" office:value="641" calcext:value-type="float">
            <text:p>641</text:p>
          </table:table-cell>
          <table:table-cell office:value-type="float" office:value="644" calcext:value-type="float">
            <text:p>644</text:p>
          </table:table-cell>
          <table:table-cell office:value-type="float" office:value="669" calcext:value-type="float">
            <text:p>669</text:p>
          </table:table-cell>
          <table:table-cell office:value-type="float" office:value="698" calcext:value-type="float">
            <text:p>698</text:p>
          </table:table-cell>
          <table:table-cell office:value-type="float" office:value="716" calcext:value-type="float">
            <text:p>716</text:p>
          </table:table-cell>
          <table:table-cell office:value-type="float" office:value="735" calcext:value-type="float">
            <text:p>735</text:p>
          </table:table-cell>
          <table:table-cell office:value-type="float" office:value="759" calcext:value-type="float">
            <text:p>759</text:p>
          </table:table-cell>
          <table:table-cell office:value-type="float" office:value="793" calcext:value-type="float">
            <text:p>793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809" calcext:value-type="float">
            <text:p>809</text:p>
          </table:table-cell>
          <table:table-cell office:value-type="float" office:value="816" calcext:value-type="float">
            <text:p>816</text:p>
          </table:table-cell>
          <table:table-cell office:value-type="float" office:value="854" calcext:value-type="float">
            <text:p>854</text:p>
          </table:table-cell>
          <table:table-cell office:value-type="float" office:value="867" calcext:value-type="float">
            <text:p>867</text:p>
          </table:table-cell>
          <table:table-cell office:value-type="float" office:value="871" calcext:value-type="float">
            <text:p>871</text:p>
          </table:table-cell>
          <table:table-cell office:value-type="float" office:value="875" calcext:value-type="float">
            <text:p>875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901" calcext:value-type="float">
            <text:p>901</text:p>
          </table:table-cell>
          <table:table-cell office:value-type="float" office:value="912" calcext:value-type="float">
            <text:p>912</text:p>
          </table:table-cell>
          <table:table-cell office:value-type="float" office:value="932" calcext:value-type="float">
            <text:p>932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952" calcext:value-type="float">
            <text:p>952</text:p>
          </table:table-cell>
          <table:table-cell office:value-type="float" office:value="956" calcext:value-type="float">
            <text:p>956</text:p>
          </table:table-cell>
          <table:table-cell office:value-type="float" office:value="977" calcext:value-type="float">
            <text:p>977</text:p>
          </table:table-cell>
          <table:table-cell office:value-type="float" office:value="980" calcext:value-type="float">
            <text:p>980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office:value-type="float" office:value="989" calcext:value-type="float">
            <text:p>989</text:p>
          </table:table-cell>
          <table:table-cell office:value-type="float" office:value="996" calcext:value-type="float">
            <text:p>996</text:p>
          </table:table-cell>
          <table:table-cell office:value-type="float" office:value="1010" calcext:value-type="float">
            <text:p>1010</text:p>
          </table:table-cell>
          <table:table-cell office:value-type="float" office:value="1018" calcext:value-type="float">
            <text:p>1018</text:p>
          </table:table-cell>
          <table:table-cell office:value-type="float" office:value="1021" calcext:value-type="float">
            <text:p>1021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1026" calcext:value-type="float">
            <text:p>1026</text:p>
          </table:table-cell>
          <table:table-cell office:value-type="float" office:value="1035" calcext:value-type="float">
            <text:p>1035</text:p>
          </table:table-cell>
          <table:table-cell office:value-type="float" office:value="1039" calcext:value-type="float">
            <text:p>1039</text:p>
          </table:table-cell>
          <table:table-cell office:value-type="float" office:value="1051" calcext:value-type="float">
            <text:p>1051</text:p>
          </table:table-cell>
          <table:table-cell office:value-type="float" office:value="1057" calcext:value-type="float">
            <text:p>1057</text:p>
          </table:table-cell>
          <table:table-cell office:value-type="float" office:value="1076" calcext:value-type="float">
            <text:p>1076</text:p>
          </table:table-cell>
          <table:table-cell office:value-type="float" office:value="1083" calcext:value-type="float">
            <text:p>1083</text:p>
          </table:table-cell>
          <table:table-cell office:value-type="float" office:value="1097" calcext:value-type="float">
            <text:p>1097</text:p>
          </table:table-cell>
          <table:table-cell office:value-type="float" office:value="1112" calcext:value-type="float">
            <text:p>1112</text:p>
          </table:table-cell>
          <table:table-cell office:value-type="float" office:value="1113" calcext:value-type="float">
            <text:p>1113</text:p>
          </table:table-cell>
          <table:table-cell office:value-type="float" office:value="1121" calcext:value-type="float">
            <text:p>1121</text:p>
          </table:table-cell>
          <table:table-cell office:value-type="float" office:value="1125" calcext:value-type="float">
            <text:p>1125</text:p>
          </table:table-cell>
          <table:table-cell office:value-type="float" office:value="1126" calcext:value-type="float">
            <text:p>1126</text:p>
          </table:table-cell>
          <table:table-cell office:value-type="float" office:value="1135" calcext:value-type="float">
            <text:p>1135</text:p>
          </table:table-cell>
          <table:table-cell office:value-type="float" office:value="1159" calcext:value-type="float">
            <text:p>1159</text:p>
          </table:table-cell>
          <table:table-cell office:value-type="float" office:value="1166" calcext:value-type="float">
            <text:p>1166</text:p>
          </table:table-cell>
          <table:table-cell office:value-type="float" office:value="1175" calcext:value-type="float">
            <text:p>1175</text:p>
          </table:table-cell>
          <table:table-cell table:number-columns-repeated="2" office:value-type="float" office:value="1183" calcext:value-type="float">
            <text:p>1183</text:p>
          </table:table-cell>
          <table:table-cell office:value-type="float" office:value="1186" calcext:value-type="float">
            <text:p>1186</text:p>
          </table:table-cell>
          <table:table-cell office:value-type="float" office:value="1188" calcext:value-type="float">
            <text:p>1188</text:p>
          </table:table-cell>
          <table:table-cell office:value-type="float" office:value="1189" calcext:value-type="float">
            <text:p>1189</text:p>
          </table:table-cell>
          <table:table-cell office:value-type="float" office:value="1197" calcext:value-type="float">
            <text:p>1197</text:p>
          </table:table-cell>
          <table:table-cell office:value-type="float" office:value="1200" calcext:value-type="float">
            <text:p>1200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1221" calcext:value-type="float">
            <text:p>1221</text:p>
          </table:table-cell>
          <table:table-cell office:value-type="float" office:value="1224" calcext:value-type="float">
            <text:p>1224</text:p>
          </table:table-cell>
          <table:table-cell office:value-type="float" office:value="1226" calcext:value-type="float">
            <text:p>1226</text:p>
          </table:table-cell>
          <table:table-cell office:value-type="float" office:value="1234" calcext:value-type="float">
            <text:p>1234</text:p>
          </table:table-cell>
          <table:table-cell office:value-type="float" office:value="1245" calcext:value-type="float">
            <text:p>1245</text:p>
          </table:table-cell>
          <table:table-cell office:value-type="float" office:value="1248" calcext:value-type="float">
            <text:p>1248</text:p>
          </table:table-cell>
          <table:table-cell office:value-type="float" office:value="1249" calcext:value-type="float">
            <text:p>1249</text:p>
          </table:table-cell>
          <table:table-cell office:value-type="float" office:value="1257" calcext:value-type="float">
            <text:p>1257</text:p>
          </table:table-cell>
          <table:table-cell table:number-columns-repeated="2" office:value-type="float" office:value="1266" calcext:value-type="float">
            <text:p>1266</text:p>
          </table:table-cell>
          <table:table-cell office:value-type="float" office:value="1288" calcext:value-type="float">
            <text:p>1288</text:p>
          </table:table-cell>
          <table:table-cell office:value-type="float" office:value="1299" calcext:value-type="float">
            <text:p>1299</text:p>
          </table:table-cell>
          <table:table-cell office:value-type="float" office:value="1303" calcext:value-type="float">
            <text:p>1303</text:p>
          </table:table-cell>
          <table:table-cell office:value-type="float" office:value="1324" calcext:value-type="float">
            <text:p>1324</text:p>
          </table:table-cell>
          <table:table-cell office:value-type="float" office:value="1337" calcext:value-type="float">
            <text:p>1337</text:p>
          </table:table-cell>
          <table:table-cell office:value-type="float" office:value="1359" calcext:value-type="float">
            <text:p>1359</text:p>
          </table:table-cell>
          <table:table-cell office:value-type="float" office:value="1360" calcext:value-type="float">
            <text:p>1360</text:p>
          </table:table-cell>
          <table:table-cell office:value-type="float" office:value="1382" calcext:value-type="float">
            <text:p>1382</text:p>
          </table:table-cell>
          <table:table-cell office:value-type="float" office:value="1383" calcext:value-type="float">
            <text:p>1383</text:p>
          </table:table-cell>
          <table:table-cell office:value-type="float" office:value="1390" calcext:value-type="float">
            <text:p>1390</text:p>
          </table:table-cell>
          <table:table-cell office:value-type="float" office:value="1399" calcext:value-type="float">
            <text:p>1399</text:p>
          </table:table-cell>
          <table:table-cell office:value-type="float" office:value="1400" calcext:value-type="float">
            <text:p>1400</text:p>
          </table:table-cell>
          <table:table-cell office:value-type="float" office:value="1409" calcext:value-type="float">
            <text:p>1409</text:p>
          </table:table-cell>
          <table:table-cell office:value-type="float" office:value="1420" calcext:value-type="float">
            <text:p>1420</text:p>
          </table:table-cell>
          <table:table-cell office:value-type="float" office:value="1423" calcext:value-type="float">
            <text:p>1423</text:p>
          </table:table-cell>
          <table:table-cell office:value-type="float" office:value="1429" calcext:value-type="float">
            <text:p>1429</text:p>
          </table:table-cell>
          <table:table-cell office:value-type="float" office:value="1444" calcext:value-type="float">
            <text:p>1444</text:p>
          </table:table-cell>
          <table:table-cell office:value-type="float" office:value="1447" calcext:value-type="float">
            <text:p>1447</text:p>
          </table:table-cell>
          <table:table-cell office:value-type="float" office:value="1458" calcext:value-type="float">
            <text:p>1458</text:p>
          </table:table-cell>
          <table:table-cell office:value-type="float" office:value="1471" calcext:value-type="float">
            <text:p>1471</text:p>
          </table:table-cell>
          <table:table-cell table:number-columns-repeated="2" office:value-type="float" office:value="1475" calcext:value-type="float">
            <text:p>1475</text:p>
          </table:table-cell>
          <table:table-cell office:value-type="float" office:value="1478" calcext:value-type="float">
            <text:p>1478</text:p>
          </table:table-cell>
          <table:table-cell office:value-type="float" office:value="1483" calcext:value-type="float">
            <text:p>1483</text:p>
          </table:table-cell>
          <table:table-cell office:value-type="float" office:value="1531" calcext:value-type="float">
            <text:p>1531</text:p>
          </table:table-cell>
          <table:table-cell office:value-type="float" office:value="1552" calcext:value-type="float">
            <text:p>1552</text:p>
          </table:table-cell>
          <table:table-cell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office:value-type="float" office:value="1585" calcext:value-type="float">
            <text:p>1585</text:p>
          </table:table-cell>
          <table:table-cell office:value-type="float" office:value="1598" calcext:value-type="float">
            <text:p>1598</text:p>
          </table:table-cell>
          <table:table-cell office:value-type="float" office:value="1614" calcext:value-type="float">
            <text:p>1614</text:p>
          </table:table-cell>
          <table:table-cell office:value-type="float" office:value="1622" calcext:value-type="float">
            <text:p>1622</text:p>
          </table:table-cell>
          <table:table-cell table:number-columns-repeated="3" office:value-type="float" office:value="1635" calcext:value-type="float">
            <text:p>1635</text:p>
          </table:table-cell>
          <table:table-cell office:value-type="float" office:value="1658" calcext:value-type="float">
            <text:p>1658</text:p>
          </table:table-cell>
          <table:table-cell office:value-type="float" office:value="1673" calcext:value-type="float">
            <text:p>1673</text:p>
          </table:table-cell>
          <table:table-cell table:number-columns-repeated="2" office:value-type="float" office:value="1693" calcext:value-type="float">
            <text:p>1693</text:p>
          </table:table-cell>
          <table:table-cell office:value-type="float" office:value="1697" calcext:value-type="float">
            <text:p>1697</text:p>
          </table:table-cell>
          <table:table-cell office:value-type="float" office:value="1723" calcext:value-type="float">
            <text:p>1723</text:p>
          </table:table-cell>
          <table:table-cell office:value-type="float" office:value="1729" calcext:value-type="float">
            <text:p>1729</text:p>
          </table:table-cell>
          <table:table-cell office:value-type="float" office:value="1735" calcext:value-type="float">
            <text:p>1735</text:p>
          </table:table-cell>
          <table:table-cell office:value-type="float" office:value="1736" calcext:value-type="float">
            <text:p>1736</text:p>
          </table:table-cell>
          <table:table-cell office:value-type="float" office:value="1740" calcext:value-type="float">
            <text:p>1740</text:p>
          </table:table-cell>
          <table:table-cell office:value-type="float" office:value="1771" calcext:value-type="float">
            <text:p>1771</text:p>
          </table:table-cell>
          <table:table-cell office:value-type="float" office:value="1785" calcext:value-type="float">
            <text:p>1785</text:p>
          </table:table-cell>
          <table:table-cell office:value-type="float" office:value="1794" calcext:value-type="float">
            <text:p>1794</text:p>
          </table:table-cell>
          <table:table-cell office:value-type="float" office:value="1798" calcext:value-type="float">
            <text:p>1798</text:p>
          </table:table-cell>
          <table:table-cell office:value-type="float" office:value="1804" calcext:value-type="float">
            <text:p>1804</text:p>
          </table:table-cell>
          <table:table-cell office:value-type="float" office:value="1829" calcext:value-type="float">
            <text:p>1829</text:p>
          </table:table-cell>
          <table:table-cell office:value-type="float" office:value="1838" calcext:value-type="float">
            <text:p>1838</text:p>
          </table:table-cell>
          <table:table-cell office:value-type="float" office:value="1847" calcext:value-type="float">
            <text:p>1847</text:p>
          </table:table-cell>
          <table:table-cell office:value-type="float" office:value="1848" calcext:value-type="float">
            <text:p>1848</text:p>
          </table:table-cell>
          <table:table-cell office:value-type="float" office:value="1891" calcext:value-type="float">
            <text:p>1891</text:p>
          </table:table-cell>
          <table:table-cell office:value-type="float" office:value="1945" calcext:value-type="float">
            <text:p>1945</text:p>
          </table:table-cell>
          <table:table-cell office:value-type="float" office:value="1949" calcext:value-type="float">
            <text:p>1949</text:p>
          </table:table-cell>
          <table:table-cell table:number-columns-repeated="2"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2003" calcext:value-type="float">
            <text:p>2003</text:p>
          </table:table-cell>
          <table:table-cell office:value-type="float" office:value="2023" calcext:value-type="float">
            <text:p>2023</text:p>
          </table:table-cell>
          <table:table-cell office:value-type="float" office:value="2043" calcext:value-type="float">
            <text:p>2043</text:p>
          </table:table-cell>
          <table:table-cell office:value-type="float" office:value="2047" calcext:value-type="float">
            <text:p>2047</text:p>
          </table:table-cell>
          <table:table-cell office:value-type="float" office:value="2062" calcext:value-type="float">
            <text:p>2062</text:p>
          </table:table-cell>
          <table:table-cell office:value-type="float" office:value="2070" calcext:value-type="float">
            <text:p>2070</text:p>
          </table:table-cell>
          <table:table-cell office:value-type="float" office:value="2100" calcext:value-type="float">
            <text:p>2100</text:p>
          </table:table-cell>
          <table:table-cell office:value-type="float" office:value="2128" calcext:value-type="float">
            <text:p>2128</text:p>
          </table:table-cell>
          <table:table-cell office:value-type="float" office:value="2151" calcext:value-type="float">
            <text:p>2151</text:p>
          </table:table-cell>
          <table:table-cell office:value-type="float" office:value="2208" calcext:value-type="float">
            <text:p>2208</text:p>
          </table:table-cell>
          <table:table-cell office:value-type="float" office:value="2288" calcext:value-type="float">
            <text:p>2288</text:p>
          </table:table-cell>
          <table:table-cell office:value-type="float" office:value="2289" calcext:value-type="float">
            <text:p>2289</text:p>
          </table:table-cell>
          <table:table-cell office:value-type="float" office:value="2294" calcext:value-type="float">
            <text:p>2294</text:p>
          </table:table-cell>
          <table:table-cell office:value-type="float" office:value="2352" calcext:value-type="float">
            <text:p>2352</text:p>
          </table:table-cell>
          <table:table-cell office:value-type="float" office:value="2362" calcext:value-type="float">
            <text:p>2362</text:p>
          </table:table-cell>
          <table:table-cell office:value-type="float" office:value="2371" calcext:value-type="float">
            <text:p>2371</text:p>
          </table:table-cell>
          <table:table-cell office:value-type="float" office:value="2389" calcext:value-type="float">
            <text:p>2389</text:p>
          </table:table-cell>
          <table:table-cell office:value-type="float" office:value="2420" calcext:value-type="float">
            <text:p>2420</text:p>
          </table:table-cell>
          <table:table-cell office:value-type="float" office:value="2441" calcext:value-type="float">
            <text:p>2441</text:p>
          </table:table-cell>
          <table:table-cell table:number-columns-repeated="2" office:value-type="float" office:value="2447" calcext:value-type="float">
            <text:p>2447</text:p>
          </table:table-cell>
          <table:table-cell office:value-type="float" office:value="2457" calcext:value-type="float">
            <text:p>2457</text:p>
          </table:table-cell>
          <table:table-cell office:value-type="float" office:value="2468" calcext:value-type="float">
            <text:p>2468</text:p>
          </table:table-cell>
          <table:table-cell office:value-type="float" office:value="2501" calcext:value-type="float">
            <text:p>2501</text:p>
          </table:table-cell>
          <table:table-cell office:value-type="float" office:value="2504" calcext:value-type="float">
            <text:p>2504</text:p>
          </table:table-cell>
          <table:table-cell office:value-type="float" office:value="2526" calcext:value-type="float">
            <text:p>2526</text:p>
          </table:table-cell>
          <table:table-cell office:value-type="float" office:value="2559" calcext:value-type="float">
            <text:p>2559</text:p>
          </table:table-cell>
          <table:table-cell office:value-type="float" office:value="2647" calcext:value-type="float">
            <text:p>2647</text:p>
          </table:table-cell>
          <table:table-cell office:value-type="float" office:value="2765" calcext:value-type="float">
            <text:p>2765</text:p>
          </table:table-cell>
          <table:table-cell office:value-type="float" office:value="2776" calcext:value-type="float">
            <text:p>2776</text:p>
          </table:table-cell>
          <table:table-cell office:value-type="float" office:value="2917" calcext:value-type="float">
            <text:p>2917</text:p>
          </table:table-cell>
          <table:table-cell office:value-type="float" office:value="2954" calcext:value-type="float">
            <text:p>2954</text:p>
          </table:table-cell>
          <table:table-cell office:value-type="float" office:value="2974" calcext:value-type="float">
            <text:p>2974</text:p>
          </table:table-cell>
          <table:table-cell office:value-type="float" office:value="3043" calcext:value-type="float">
            <text:p>3043</text:p>
          </table:table-cell>
          <table:table-cell office:value-type="float" office:value="3084" calcext:value-type="float">
            <text:p>3084</text:p>
          </table:table-cell>
          <table:table-cell office:value-type="float" office:value="3101" calcext:value-type="float">
            <text:p>3101</text:p>
          </table:table-cell>
          <table:table-cell office:value-type="float" office:value="3148" calcext:value-type="float">
            <text:p>3148</text:p>
          </table:table-cell>
          <table:table-cell office:value-type="float" office:value="3205" calcext:value-type="float">
            <text:p>3205</text:p>
          </table:table-cell>
        </table:table-row>
        <table:table-row table:style-name="ro1">
          <table:table-cell office:value-type="string" calcext:value-type="string">
            <text:p>II X[D]</text:p>
          </table:table-cell>
          <table:table-cell office:value-type="float" office:value="1394" calcext:value-type="float">
            <text:p>1394</text:p>
          </table:table-cell>
          <table:table-cell office:value-type="float" office:value="1209" calcext:value-type="float">
            <text:p>1209</text:p>
          </table:table-cell>
          <table:table-cell office:value-type="float" office:value="1164" calcext:value-type="float">
            <text:p>1164</text:p>
          </table:table-cell>
          <table:table-cell office:value-type="float" office:value="1504" calcext:value-type="float">
            <text:p>1504</text:p>
          </table:table-cell>
          <table:table-cell office:value-type="float" office:value="2987" calcext:value-type="float">
            <text:p>2987</text:p>
          </table:table-cell>
          <table:table-cell office:value-type="float" office:value="2113" calcext:value-type="float">
            <text:p>2113</text:p>
          </table:table-cell>
          <table:table-cell office:value-type="float" office:value="2212" calcext:value-type="float">
            <text:p>2212</text:p>
          </table:table-cell>
          <table:table-cell office:value-type="float" office:value="3217" calcext:value-type="float">
            <text:p>3217</text:p>
          </table:table-cell>
          <table:table-cell office:value-type="float" office:value="3348" calcext:value-type="float">
            <text:p>3348</text:p>
          </table:table-cell>
          <table:table-cell office:value-type="float" office:value="2474" calcext:value-type="float">
            <text:p>2474</text:p>
          </table:table-cell>
          <table:table-cell office:value-type="float" office:value="3459" calcext:value-type="float">
            <text:p>3459</text:p>
          </table:table-cell>
          <table:table-cell office:value-type="float" office:value="3654" calcext:value-type="float">
            <text:p>3654</text:p>
          </table:table-cell>
          <table:table-cell office:value-type="float" office:value="2762" calcext:value-type="float">
            <text:p>2762</text:p>
          </table:table-cell>
          <table:table-cell office:value-type="float" office:value="2772" calcext:value-type="float">
            <text:p>2772</text:p>
          </table:table-cell>
          <table:table-cell office:value-type="float" office:value="3661" calcext:value-type="float">
            <text:p>3661</text:p>
          </table:table-cell>
          <table:table-cell office:value-type="float" office:value="3689" calcext:value-type="float">
            <text:p>3689</text:p>
          </table:table-cell>
          <table:table-cell office:value-type="float" office:value="3840" calcext:value-type="float">
            <text:p>3840</text:p>
          </table:table-cell>
          <table:table-cell office:value-type="float" office:value="3891" calcext:value-type="float">
            <text:p>3891</text:p>
          </table:table-cell>
          <table:table-cell office:value-type="float" office:value="3018" calcext:value-type="float">
            <text:p>3018</text:p>
          </table:table-cell>
          <table:table-cell office:value-type="float" office:value="3984" calcext:value-type="float">
            <text:p>3984</text:p>
          </table:table-cell>
          <table:table-cell office:value-type="float" office:value="3089" calcext:value-type="float">
            <text:p>3089</text:p>
          </table:table-cell>
          <table:table-cell office:value-type="float" office:value="4029" calcext:value-type="float">
            <text:p>4029</text:p>
          </table:table-cell>
          <table:table-cell office:value-type="float" office:value="4252" calcext:value-type="float">
            <text:p>4252</text:p>
          </table:table-cell>
          <table:table-cell office:value-type="float" office:value="4070" calcext:value-type="float">
            <text:p>4070</text:p>
          </table:table-cell>
          <table:table-cell office:value-type="float" office:value="4150" calcext:value-type="float">
            <text:p>4150</text:p>
          </table:table-cell>
          <table:table-cell office:value-type="float" office:value="4239" calcext:value-type="float">
            <text:p>4239</text:p>
          </table:table-cell>
          <table:table-cell office:value-type="float" office:value="3275" calcext:value-type="float">
            <text:p>3275</text:p>
          </table:table-cell>
          <table:table-cell office:value-type="float" office:value="4232" calcext:value-type="float">
            <text:p>4232</text:p>
          </table:table-cell>
          <table:table-cell office:value-type="float" office:value="4309" calcext:value-type="float">
            <text:p>4309</text:p>
          </table:table-cell>
          <table:table-cell office:value-type="float" office:value="4333" calcext:value-type="float">
            <text:p>4333</text:p>
          </table:table-cell>
          <table:table-cell office:value-type="float" office:value="4344" calcext:value-type="float">
            <text:p>4344</text:p>
          </table:table-cell>
          <table:table-cell office:value-type="float" office:value="4419" calcext:value-type="float">
            <text:p>4419</text:p>
          </table:table-cell>
          <table:table-cell office:value-type="float" office:value="3474" calcext:value-type="float">
            <text:p>3474</text:p>
          </table:table-cell>
          <table:table-cell office:value-type="float" office:value="4380" calcext:value-type="float">
            <text:p>4380</text:p>
          </table:table-cell>
          <table:table-cell office:value-type="float" office:value="3521" calcext:value-type="float">
            <text:p>3521</text:p>
          </table:table-cell>
          <table:table-cell office:value-type="float" office:value="4462" calcext:value-type="float">
            <text:p>4462</text:p>
          </table:table-cell>
          <table:table-cell office:value-type="float" office:value="4556" calcext:value-type="float">
            <text:p>4556</text:p>
          </table:table-cell>
          <table:table-cell office:value-type="float" office:value="3550" calcext:value-type="float">
            <text:p>3550</text:p>
          </table:table-cell>
          <table:table-cell office:value-type="float" office:value="3636" calcext:value-type="float">
            <text:p>3636</text:p>
          </table:table-cell>
          <table:table-cell office:value-type="float" office:value="4525" calcext:value-type="float">
            <text:p>4525</text:p>
          </table:table-cell>
          <table:table-cell office:value-type="float" office:value="3570" calcext:value-type="float">
            <text:p>3570</text:p>
          </table:table-cell>
          <table:table-cell office:value-type="float" office:value="4563" calcext:value-type="float">
            <text:p>4563</text:p>
          </table:table-cell>
          <table:table-cell office:value-type="float" office:value="4581" calcext:value-type="float">
            <text:p>4581</text:p>
          </table:table-cell>
          <table:table-cell office:value-type="float" office:value="3739" calcext:value-type="float">
            <text:p>3739</text:p>
          </table:table-cell>
          <table:table-cell office:value-type="float" office:value="4713" calcext:value-type="float">
            <text:p>4713</text:p>
          </table:table-cell>
          <table:table-cell office:value-type="float" office:value="4726" calcext:value-type="float">
            <text:p>4726</text:p>
          </table:table-cell>
          <table:table-cell office:value-type="float" office:value="4755" calcext:value-type="float">
            <text:p>4755</text:p>
          </table:table-cell>
          <table:table-cell office:value-type="float" office:value="4811" calcext:value-type="float">
            <text:p>4811</text:p>
          </table:table-cell>
          <table:table-cell office:value-type="float" office:value="4344" calcext:value-type="float">
            <text:p>4344</text:p>
          </table:table-cell>
          <table:table-cell office:value-type="float" office:value="3989" calcext:value-type="float">
            <text:p>3989</text:p>
          </table:table-cell>
          <table:table-cell office:value-type="float" office:value="4908" calcext:value-type="float">
            <text:p>4908</text:p>
          </table:table-cell>
          <table:table-cell office:value-type="float" office:value="4923" calcext:value-type="float">
            <text:p>4923</text:p>
          </table:table-cell>
          <table:table-cell office:value-type="float" office:value="4927" calcext:value-type="float">
            <text:p>4927</text:p>
          </table:table-cell>
          <table:table-cell office:value-type="float" office:value="9360" calcext:value-type="float">
            <text:p>9360</text:p>
          </table:table-cell>
          <table:table-cell office:value-type="float" office:value="4171" calcext:value-type="float">
            <text:p>4171</text:p>
          </table:table-cell>
          <table:table-cell office:value-type="float" office:value="5088" calcext:value-type="float">
            <text:p>5088</text:p>
          </table:table-cell>
          <table:table-cell office:value-type="float" office:value="4235" calcext:value-type="float">
            <text:p>4235</text:p>
          </table:table-cell>
          <table:table-cell office:value-type="float" office:value="5156" calcext:value-type="float">
            <text:p>5156</text:p>
          </table:table-cell>
          <table:table-cell office:value-type="float" office:value="5154" calcext:value-type="float">
            <text:p>5154</text:p>
          </table:table-cell>
          <table:table-cell office:value-type="float" office:value="4209" calcext:value-type="float">
            <text:p>4209</text:p>
          </table:table-cell>
          <table:table-cell office:value-type="float" office:value="4286" calcext:value-type="float">
            <text:p>4286</text:p>
          </table:table-cell>
          <table:table-cell office:value-type="float" office:value="5178" calcext:value-type="float">
            <text:p>5178</text:p>
          </table:table-cell>
          <table:table-cell office:value-type="float" office:value="4252" calcext:value-type="float">
            <text:p>4252</text:p>
          </table:table-cell>
          <table:table-cell office:value-type="float" office:value="5222" calcext:value-type="float">
            <text:p>5222</text:p>
          </table:table-cell>
          <table:table-cell office:value-type="float" office:value="4278" calcext:value-type="float">
            <text:p>4278</text:p>
          </table:table-cell>
          <table:table-cell office:value-type="float" office:value="4349" calcext:value-type="float">
            <text:p>4349</text:p>
          </table:table-cell>
          <table:table-cell office:value-type="float" office:value="4421" calcext:value-type="float">
            <text:p>4421</text:p>
          </table:table-cell>
          <table:table-cell office:value-type="float" office:value="5318" calcext:value-type="float">
            <text:p>5318</text:p>
          </table:table-cell>
          <table:table-cell office:value-type="float" office:value="4369" calcext:value-type="float">
            <text:p>4369</text:p>
          </table:table-cell>
          <table:table-cell office:value-type="float" office:value="5418" calcext:value-type="float">
            <text:p>5418</text:p>
          </table:table-cell>
          <table:table-cell office:value-type="float" office:value="5404" calcext:value-type="float">
            <text:p>5404</text:p>
          </table:table-cell>
          <table:table-cell office:value-type="float" office:value="4458" calcext:value-type="float">
            <text:p>4458</text:p>
          </table:table-cell>
          <table:table-cell office:value-type="float" office:value="4532" calcext:value-type="float">
            <text:p>4532</text:p>
          </table:table-cell>
          <table:table-cell office:value-type="float" office:value="5452" calcext:value-type="float">
            <text:p>5452</text:p>
          </table:table-cell>
          <table:table-cell table:number-columns-repeated="2" office:value-type="float" office:value="5489" calcext:value-type="float">
            <text:p>5489</text:p>
          </table:table-cell>
          <table:table-cell office:value-type="float" office:value="5574" calcext:value-type="float">
            <text:p>5574</text:p>
          </table:table-cell>
          <table:table-cell office:value-type="float" office:value="4663" calcext:value-type="float">
            <text:p>4663</text:p>
          </table:table-cell>
          <table:table-cell office:value-type="float" office:value="5695" calcext:value-type="float">
            <text:p>5695</text:p>
          </table:table-cell>
          <table:table-cell office:value-type="float" office:value="5719" calcext:value-type="float">
            <text:p>5719</text:p>
          </table:table-cell>
          <table:table-cell office:value-type="float" office:value="4885" calcext:value-type="float">
            <text:p>4885</text:p>
          </table:table-cell>
          <table:table-cell office:value-type="float" office:value="4902" calcext:value-type="float">
            <text:p>4902</text:p>
          </table:table-cell>
          <table:table-cell office:value-type="float" office:value="4907" calcext:value-type="float">
            <text:p>4907</text:p>
          </table:table-cell>
          <table:table-cell office:value-type="float" office:value="4995" calcext:value-type="float">
            <text:p>4995</text:p>
          </table:table-cell>
          <table:table-cell office:value-type="float" office:value="5956" calcext:value-type="float">
            <text:p>5956</text:p>
          </table:table-cell>
          <table:table-cell office:value-type="float" office:value="5985" calcext:value-type="float">
            <text:p>5985</text:p>
          </table:table-cell>
          <table:table-cell office:value-type="float" office:value="6021" calcext:value-type="float">
            <text:p>6021</text:p>
          </table:table-cell>
          <table:table-cell office:value-type="float" office:value="5135" calcext:value-type="float">
            <text:p>5135</text:p>
          </table:table-cell>
          <table:table-cell office:value-type="float" office:value="6119" calcext:value-type="float">
            <text:p>6119</text:p>
          </table:table-cell>
          <table:table-cell office:value-type="float" office:value="6104" calcext:value-type="float">
            <text:p>6104</text:p>
          </table:table-cell>
          <table:table-cell office:value-type="float" office:value="5158" calcext:value-type="float">
            <text:p>5158</text:p>
          </table:table-cell>
          <table:table-cell office:value-type="float" office:value="6138" calcext:value-type="float">
            <text:p>6138</text:p>
          </table:table-cell>
          <table:table-cell office:value-type="float" office:value="5242" calcext:value-type="float">
            <text:p>5242</text:p>
          </table:table-cell>
          <table:table-cell office:value-type="float" office:value="5252" calcext:value-type="float">
            <text:p>5252</text:p>
          </table:table-cell>
          <table:table-cell office:value-type="float" office:value="6257" calcext:value-type="float">
            <text:p>6257</text:p>
          </table:table-cell>
          <table:table-cell office:value-type="float" office:value="5350" calcext:value-type="float">
            <text:p>5350</text:p>
          </table:table-cell>
          <table:table-cell office:value-type="float" office:value="5365" calcext:value-type="float">
            <text:p>5365</text:p>
          </table:table-cell>
          <table:table-cell office:value-type="float" office:value="5434" calcext:value-type="float">
            <text:p>5434</text:p>
          </table:table-cell>
          <table:table-cell office:value-type="float" office:value="6334" calcext:value-type="float">
            <text:p>6334</text:p>
          </table:table-cell>
          <table:table-cell office:value-type="float" office:value="6416" calcext:value-type="float">
            <text:p>6416</text:p>
          </table:table-cell>
          <table:table-cell office:value-type="float" office:value="6546" calcext:value-type="float">
            <text:p>6546</text:p>
          </table:table-cell>
          <table:table-cell office:value-type="float" office:value="6692" calcext:value-type="float">
            <text:p>6692</text:p>
          </table:table-cell>
          <table:table-cell office:value-type="float" office:value="5704" calcext:value-type="float">
            <text:p>5704</text:p>
          </table:table-cell>
          <table:table-cell office:value-type="float" office:value="5778" calcext:value-type="float">
            <text:p>5778</text:p>
          </table:table-cell>
          <table:table-cell office:value-type="float" office:value="5804" calcext:value-type="float">
            <text:p>5804</text:p>
          </table:table-cell>
          <table:table-cell office:value-type="float" office:value="5929" calcext:value-type="float">
            <text:p>5929</text:p>
          </table:table-cell>
          <table:table-cell office:value-type="float" office:value="5991" calcext:value-type="float">
            <text:p>5991</text:p>
          </table:table-cell>
          <table:table-cell office:value-type="float" office:value="6973" calcext:value-type="float">
            <text:p>6973</text:p>
          </table:table-cell>
          <table:table-cell office:value-type="float" office:value="6006" calcext:value-type="float">
            <text:p>6006</text:p>
          </table:table-cell>
          <table:table-cell table:number-columns-repeated="2" office:value-type="float" office:value="6965" calcext:value-type="float">
            <text:p>6965</text:p>
          </table:table-cell>
          <table:table-cell office:value-type="float" office:value="7117" calcext:value-type="float">
            <text:p>7117</text:p>
          </table:table-cell>
          <table:table-cell office:value-type="float" office:value="6229" calcext:value-type="float">
            <text:p>6229</text:p>
          </table:table-cell>
          <table:table-cell table:number-columns-repeated="2" office:value-type="float" office:value="7195" calcext:value-type="float">
            <text:p>7195</text:p>
          </table:table-cell>
          <table:table-cell office:value-type="float" office:value="7211" calcext:value-type="float">
            <text:p>7211</text:p>
          </table:table-cell>
          <table:table-cell office:value-type="float" office:value="6357" calcext:value-type="float">
            <text:p>6357</text:p>
          </table:table-cell>
          <table:table-cell office:value-type="float" office:value="6450" calcext:value-type="float">
            <text:p>6450</text:p>
          </table:table-cell>
          <table:table-cell office:value-type="float" office:value="6475" calcext:value-type="float">
            <text:p>6475</text:p>
          </table:table-cell>
          <table:table-cell office:value-type="float" office:value="7369" calcext:value-type="float">
            <text:p>7369</text:p>
          </table:table-cell>
          <table:table-cell office:value-type="float" office:value="7382" calcext:value-type="float">
            <text:p>7382</text:p>
          </table:table-cell>
          <table:table-cell office:value-type="float" office:value="7509" calcext:value-type="float">
            <text:p>7509</text:p>
          </table:table-cell>
          <table:table-cell office:value-type="float" office:value="6605" calcext:value-type="float">
            <text:p>6605</text:p>
          </table:table-cell>
          <table:table-cell office:value-type="float" office:value="7599" calcext:value-type="float">
            <text:p>7599</text:p>
          </table:table-cell>
          <table:table-cell office:value-type="float" office:value="6659" calcext:value-type="float">
            <text:p>6659</text:p>
          </table:table-cell>
          <table:table-cell office:value-type="float" office:value="6750" calcext:value-type="float">
            <text:p>6750</text:p>
          </table:table-cell>
          <table:table-cell office:value-type="float" office:value="7739" calcext:value-type="float">
            <text:p>7739</text:p>
          </table:table-cell>
          <table:table-cell office:value-type="float" office:value="7776" calcext:value-type="float">
            <text:p>7776</text:p>
          </table:table-cell>
          <table:table-cell office:value-type="float" office:value="7872" calcext:value-type="float">
            <text:p>7872</text:p>
          </table:table-cell>
          <table:table-cell office:value-type="float" office:value="6929" calcext:value-type="float">
            <text:p>6929</text:p>
          </table:table-cell>
          <table:table-cell office:value-type="float" office:value="7989" calcext:value-type="float">
            <text:p>7989</text:p>
          </table:table-cell>
          <table:table-cell office:value-type="float" office:value="8204" calcext:value-type="float">
            <text:p>8204</text:p>
          </table:table-cell>
          <table:table-cell office:value-type="float" office:value="8219" calcext:value-type="float">
            <text:p>8219</text:p>
          </table:table-cell>
          <table:table-cell office:value-type="float" office:value="7454" calcext:value-type="float">
            <text:p>7454</text:p>
          </table:table-cell>
          <table:table-cell office:value-type="float" office:value="8345" calcext:value-type="float">
            <text:p>8345</text:p>
          </table:table-cell>
          <table:table-cell office:value-type="float" office:value="8348" calcext:value-type="float">
            <text:p>8348</text:p>
          </table:table-cell>
          <table:table-cell office:value-type="float" office:value="8434" calcext:value-type="float">
            <text:p>8434</text:p>
          </table:table-cell>
          <table:table-cell office:value-type="float" office:value="7626" calcext:value-type="float">
            <text:p>7626</text:p>
          </table:table-cell>
          <table:table-cell office:value-type="float" office:value="8595" calcext:value-type="float">
            <text:p>8595</text:p>
          </table:table-cell>
          <table:table-cell office:value-type="float" office:value="8610" calcext:value-type="float">
            <text:p>8610</text:p>
          </table:table-cell>
          <table:table-cell office:value-type="float" office:value="8672" calcext:value-type="float">
            <text:p>8672</text:p>
          </table:table-cell>
          <table:table-cell office:value-type="float" office:value="8704" calcext:value-type="float">
            <text:p>8704</text:p>
          </table:table-cell>
          <table:table-cell office:value-type="float" office:value="8825" calcext:value-type="float">
            <text:p>8825</text:p>
          </table:table-cell>
          <table:table-cell office:value-type="float" office:value="8934" calcext:value-type="float">
            <text:p>8934</text:p>
          </table:table-cell>
          <table:table-cell office:value-type="float" office:value="9026" calcext:value-type="float">
            <text:p>9026</text:p>
          </table:table-cell>
          <table:table-cell office:value-type="float" office:value="9256" calcext:value-type="float">
            <text:p>9256</text:p>
          </table:table-cell>
          <table:table-cell office:value-type="float" office:value="9575" calcext:value-type="float">
            <text:p>9575</text:p>
          </table:table-cell>
          <table:table-cell office:value-type="float" office:value="9578" calcext:value-type="float">
            <text:p>9578</text:p>
          </table:table-cell>
          <table:table-cell office:value-type="float" office:value="9211" calcext:value-type="float">
            <text:p>9211</text:p>
          </table:table-cell>
          <table:table-cell office:value-type="float" office:value="9296" calcext:value-type="float">
            <text:p>9296</text:p>
          </table:table-cell>
          <table:table-cell office:value-type="float" office:value="9873" calcext:value-type="float">
            <text:p>9873</text:p>
          </table:table-cell>
          <table:table-cell office:value-type="float" office:value="9907" calcext:value-type="float">
            <text:p>9907</text:p>
          </table:table-cell>
          <table:table-cell office:value-type="float" office:value="9592" calcext:value-type="float">
            <text:p>9592</text:p>
          </table:table-cell>
          <table:table-cell office:value-type="float" office:value="10103" calcext:value-type="float">
            <text:p>10103</text:p>
          </table:table-cell>
          <table:table-cell office:value-type="float" office:value="10188" calcext:value-type="float">
            <text:p>10188</text:p>
          </table:table-cell>
          <table:table-cell office:value-type="float" office:value="10211" calcext:value-type="float">
            <text:p>10211</text:p>
          </table:table-cell>
          <table:table-cell office:value-type="float" office:value="9675" calcext:value-type="float">
            <text:p>9675</text:p>
          </table:table-cell>
          <table:table-cell office:value-type="float" office:value="10252" calcext:value-type="float">
            <text:p>10252</text:p>
          </table:table-cell>
          <table:table-cell office:value-type="float" office:value="8981" calcext:value-type="float">
            <text:p>8981</text:p>
          </table:table-cell>
          <table:table-cell office:value-type="float" office:value="10429" calcext:value-type="float">
            <text:p>10429</text:p>
          </table:table-cell>
          <table:table-cell office:value-type="float" office:value="10441" calcext:value-type="float">
            <text:p>10441</text:p>
          </table:table-cell>
          <table:table-cell office:value-type="float" office:value="10526" calcext:value-type="float">
            <text:p>10526</text:p>
          </table:table-cell>
          <table:table-cell office:value-type="float" office:value="10659" calcext:value-type="float">
            <text:p>10659</text:p>
          </table:table-cell>
          <table:table-cell office:value-type="float" office:value="11011" calcext:value-type="float">
            <text:p>11011</text:p>
          </table:table-cell>
          <table:table-cell office:value-type="float" office:value="11482" calcext:value-type="float">
            <text:p>11482</text:p>
          </table:table-cell>
          <table:table-cell office:value-type="float" office:value="11529" calcext:value-type="float">
            <text:p>11529</text:p>
          </table:table-cell>
          <table:table-cell office:value-type="float" office:value="12091" calcext:value-type="float">
            <text:p>12091</text:p>
          </table:table-cell>
          <table:table-cell office:value-type="float" office:value="12241" calcext:value-type="float">
            <text:p>12241</text:p>
          </table:table-cell>
          <table:table-cell office:value-type="float" office:value="12321" calcext:value-type="float">
            <text:p>12321</text:p>
          </table:table-cell>
          <table:table-cell office:value-type="float" office:value="12594" calcext:value-type="float">
            <text:p>12594</text:p>
          </table:table-cell>
          <table:table-cell office:value-type="float" office:value="12759" calcext:value-type="float">
            <text:p>12759</text:p>
          </table:table-cell>
          <table:table-cell office:value-type="float" office:value="12827" calcext:value-type="float">
            <text:p>12827</text:p>
          </table:table-cell>
          <table:table-cell office:value-type="float" office:value="13016" calcext:value-type="float">
            <text:p>13016</text:p>
          </table:table-cell>
          <table:table-cell office:value-type="float" office:value="13242" calcext:value-type="float">
            <text:p>13242</text:p>
          </table:table-cell>
        </table:table-row>
        <table:table-row table:style-name="ro1">
          <table:table-cell office:value-type="string" calcext:value-type="string">
            <text:p>II X[D]*</text:p>
          </table:table-cell>
          <table:table-cell office:value-type="float" office:value="899.427389311871" calcext:value-type="float">
            <text:p>899.427389311871</text:p>
          </table:table-cell>
          <table:table-cell office:value-type="float" office:value="1591.65348321435" calcext:value-type="float">
            <text:p>1591.65348321435</text:p>
          </table:table-cell>
          <table:table-cell office:value-type="float" office:value="1619.71331284331" calcext:value-type="float">
            <text:p>1619.71331284331</text:p>
          </table:table-cell>
          <table:table-cell office:value-type="float" office:value="1889.45792405838" calcext:value-type="float">
            <text:p>1889.45792405838</text:p>
          </table:table-cell>
          <table:table-cell office:value-type="float" office:value="2495.94606795578" calcext:value-type="float">
            <text:p>2495.94606795578</text:p>
          </table:table-cell>
          <table:table-cell office:value-type="float" office:value="2508.239614245" calcext:value-type="float">
            <text:p>2508.239614245</text:p>
          </table:table-cell>
          <table:table-cell office:value-type="float" office:value="2610.80101692047" calcext:value-type="float">
            <text:p>2610.80101692047</text:p>
          </table:table-cell>
          <table:table-cell office:value-type="float" office:value="2730.0230402547" calcext:value-type="float">
            <text:p>2730.0230402547</text:p>
          </table:table-cell>
          <table:table-cell office:value-type="float" office:value="2804.15395279156" calcext:value-type="float">
            <text:p>2804.15395279156</text:p>
          </table:table-cell>
          <table:table-cell office:value-type="float" office:value="2882.50895613494" calcext:value-type="float">
            <text:p>2882.50895613494</text:p>
          </table:table-cell>
          <table:table-cell office:value-type="float" office:value="2981.63481625296" calcext:value-type="float">
            <text:p>2981.63481625296</text:p>
          </table:table-cell>
          <table:table-cell office:value-type="float" office:value="3122.34268790249" calcext:value-type="float">
            <text:p>3122.34268790249</text:p>
          </table:table-cell>
          <table:table-cell office:value-type="float" office:value="3180.37372785903" calcext:value-type="float">
            <text:p>3180.37372785903</text:p>
          </table:table-cell>
          <table:table-cell table:number-columns-repeated="2" office:value-type="float" office:value="3188.6681941282" calcext:value-type="float">
            <text:p>3188.6681941282</text:p>
          </table:table-cell>
          <table:table-cell office:value-type="float" office:value="3217.70725023264" calcext:value-type="float">
            <text:p>3217.70725023264</text:p>
          </table:table-cell>
          <table:table-cell office:value-type="float" office:value="3375.57241405597" calcext:value-type="float">
            <text:p>3375.57241405597</text:p>
          </table:table-cell>
          <table:table-cell office:value-type="float" office:value="3429.6641030258" calcext:value-type="float">
            <text:p>3429.6641030258</text:p>
          </table:table-cell>
          <table:table-cell office:value-type="float" office:value="3446.31625965166" calcext:value-type="float">
            <text:p>3446.31625965166</text:p>
          </table:table-cell>
          <table:table-cell office:value-type="float" office:value="3462.97241378155" calcext:value-type="float">
            <text:p>3462.97241378155</text:p>
          </table:table-cell>
          <table:table-cell office:value-type="float" office:value="3517.13231416132" calcext:value-type="float">
            <text:p>3517.13231416132</text:p>
          </table:table-cell>
          <table:table-cell table:number-columns-repeated="2" office:value-type="float" office:value="3571.33367293728" calcext:value-type="float">
            <text:p>3571.33367293728</text:p>
          </table:table-cell>
          <table:table-cell office:value-type="float" office:value="3617.22832210867" calcext:value-type="float">
            <text:p>3617.22832210867</text:p>
          </table:table-cell>
          <table:table-cell office:value-type="float" office:value="3700.74705923405" calcext:value-type="float">
            <text:p>3700.74705923405</text:p>
          </table:table-cell>
          <table:table-cell office:value-type="float" office:value="3730.00085911039" calcext:value-type="float">
            <text:p>3730.00085911039</text:p>
          </table:table-cell>
          <table:table-cell table:number-columns-repeated="2" office:value-type="float" office:value="3784.3595303349" calcext:value-type="float">
            <text:p>3784.3595303349</text:p>
          </table:table-cell>
          <table:table-cell office:value-type="float" office:value="3801.09310693739" calcext:value-type="float">
            <text:p>3801.09310693739</text:p>
          </table:table-cell>
          <table:table-cell office:value-type="float" office:value="3889.00409466823" calcext:value-type="float">
            <text:p>3889.00409466823</text:p>
          </table:table-cell>
          <table:table-cell office:value-type="float" office:value="3901.57092144643" calcext:value-type="float">
            <text:p>3901.57092144643</text:p>
          </table:table-cell>
          <table:table-cell office:value-type="float" office:value="3918.32981746307" calcext:value-type="float">
            <text:p>3918.32981746307</text:p>
          </table:table-cell>
          <table:table-cell office:value-type="float" office:value="3922.52009842015" calcext:value-type="float">
            <text:p>3922.52009842015</text:p>
          </table:table-cell>
          <table:table-cell office:value-type="float" office:value="3939.28344363556" calcext:value-type="float">
            <text:p>3939.28344363556</text:p>
          </table:table-cell>
          <table:table-cell office:value-type="float" office:value="3968.62781738254" calcext:value-type="float">
            <text:p>3968.62781738254</text:p>
          </table:table-cell>
          <table:table-cell office:value-type="float" office:value="4027.34883735084" calcext:value-type="float">
            <text:p>4027.34883735084</text:p>
          </table:table-cell>
          <table:table-cell office:value-type="float" office:value="4060.92284986879" calcext:value-type="float">
            <text:p>4060.92284986879</text:p>
          </table:table-cell>
          <table:table-cell office:value-type="float" office:value="4073.51666610718" calcext:value-type="float">
            <text:p>4073.51666610718</text:p>
          </table:table-cell>
          <table:table-cell table:number-columns-repeated="2" office:value-type="float" office:value="4090.31142897639" calcext:value-type="float">
            <text:p>4090.31142897639</text:p>
          </table:table-cell>
          <table:table-cell office:value-type="float" office:value="4094.51065548979" calcext:value-type="float">
            <text:p>4094.51065548979</text:p>
          </table:table-cell>
          <table:table-cell office:value-type="float" office:value="4132.31329700198" calcext:value-type="float">
            <text:p>4132.31329700198</text:p>
          </table:table-cell>
          <table:table-cell office:value-type="float" office:value="4149.11999560554" calcext:value-type="float">
            <text:p>4149.11999560554</text:p>
          </table:table-cell>
          <table:table-cell office:value-type="float" office:value="4199.56033531046" calcext:value-type="float">
            <text:p>4199.56033531046</text:p>
          </table:table-cell>
          <table:table-cell office:value-type="float" office:value="4224.79181691683" calcext:value-type="float">
            <text:p>4224.79181691683</text:p>
          </table:table-cell>
          <table:table-cell office:value-type="float" office:value="4304.7407119196" calcext:value-type="float">
            <text:p>4304.7407119196</text:p>
          </table:table-cell>
          <table:table-cell office:value-type="float" office:value="4334.21424277653" calcext:value-type="float">
            <text:p>4334.21424277653</text:p>
          </table:table-cell>
          <table:table-cell office:value-type="float" office:value="4393.19111985604" calcext:value-type="float">
            <text:p>4393.19111985604</text:p>
          </table:table-cell>
          <table:table-cell office:value-type="float" office:value="4456.42428876994" calcext:value-type="float">
            <text:p>4456.42428876994</text:p>
          </table:table-cell>
          <table:table-cell office:value-type="float" office:value="4460.64142539323" calcext:value-type="float">
            <text:p>4460.64142539323</text:p>
          </table:table-cell>
          <table:table-cell office:value-type="float" office:value="4494.38563374989" calcext:value-type="float">
            <text:p>4494.38563374989</text:p>
          </table:table-cell>
          <table:table-cell office:value-type="float" office:value="4511.26246411508" calcext:value-type="float">
            <text:p>4511.26246411508</text:p>
          </table:table-cell>
          <table:table-cell office:value-type="float" office:value="4515.4821622167" calcext:value-type="float">
            <text:p>4515.4821622167</text:p>
          </table:table-cell>
          <table:table-cell office:value-type="float" office:value="4553.46823974033" calcext:value-type="float">
            <text:p>4553.46823974033</text:p>
          </table:table-cell>
          <table:table-cell office:value-type="float" office:value="4654.84111200741" calcext:value-type="float">
            <text:p>4654.84111200741</text:p>
          </table:table-cell>
          <table:table-cell office:value-type="float" office:value="4684.42897504102" calcext:value-type="float">
            <text:p>4684.42897504102</text:p>
          </table:table-cell>
          <table:table-cell office:value-type="float" office:value="4722.48414990696" calcext:value-type="float">
            <text:p>4722.48414990696</text:p>
          </table:table-cell>
          <table:table-cell table:number-columns-repeated="2" office:value-type="float" office:value="4756.32376796404" calcext:value-type="float">
            <text:p>4756.32376796404</text:p>
          </table:table-cell>
          <table:table-cell office:value-type="float" office:value="4769.01671301352" calcext:value-type="float">
            <text:p>4769.01671301352</text:p>
          </table:table-cell>
          <table:table-cell office:value-type="float" office:value="4777.47960897716" calcext:value-type="float">
            <text:p>4777.47960897716</text:p>
          </table:table-cell>
          <table:table-cell office:value-type="float" office:value="4781.71133629153" calcext:value-type="float">
            <text:p>4781.71133629153</text:p>
          </table:table-cell>
          <table:table-cell office:value-type="float" office:value="4815.5718392468" calcext:value-type="float">
            <text:p>4815.5718392468</text:p>
          </table:table-cell>
          <table:table-cell office:value-type="float" office:value="4828.27258184223" calcext:value-type="float">
            <text:p>4828.27258184223</text:p>
          </table:table-cell>
          <table:table-cell office:value-type="float" office:value="4840.9749841045" calcext:value-type="float">
            <text:p>4840.9749841045</text:p>
          </table:table-cell>
          <table:table-cell table:number-columns-repeated="2" office:value-type="float" office:value="4917.22403232958" calcext:value-type="float">
            <text:p>4917.22403232958</text:p>
          </table:table-cell>
          <table:table-cell office:value-type="float" office:value="4929.93794347706" calcext:value-type="float">
            <text:p>4929.93794347706</text:p>
          </table:table-cell>
          <table:table-cell office:value-type="float" office:value="4938.41478936944" calcext:value-type="float">
            <text:p>4938.41478936944</text:p>
          </table:table-cell>
          <table:table-cell office:value-type="float" office:value="4972.32938975536" calcext:value-type="float">
            <text:p>4972.32938975536</text:p>
          </table:table-cell>
          <table:table-cell office:value-type="float" office:value="5018.98071804334" calcext:value-type="float">
            <text:p>5018.98071804334</text:p>
          </table:table-cell>
          <table:table-cell office:value-type="float" office:value="5031.70755497351" calcext:value-type="float">
            <text:p>5031.70755497351</text:p>
          </table:table-cell>
          <table:table-cell office:value-type="float" office:value="5035.95018948742" calcext:value-type="float">
            <text:p>5035.95018948742</text:p>
          </table:table-cell>
          <table:table-cell office:value-type="float" office:value="5069.897645891" calcext:value-type="float">
            <text:p>5069.897645891</text:p>
          </table:table-cell>
          <table:table-cell table:number-columns-repeated="2" office:value-type="float" office:value="5108.10203120349" calcext:value-type="float">
            <text:p>5108.10203120349</text:p>
          </table:table-cell>
          <table:table-cell office:value-type="float" office:value="5201.5501084715" calcext:value-type="float">
            <text:p>5201.5501084715</text:p>
          </table:table-cell>
          <table:table-cell office:value-type="float" office:value="5248.30553131829" calcext:value-type="float">
            <text:p>5248.30553131829</text:p>
          </table:table-cell>
          <table:table-cell office:value-type="float" office:value="5265.3126438548" calcext:value-type="float">
            <text:p>5265.3126438548</text:p>
          </table:table-cell>
          <table:table-cell office:value-type="float" office:value="5354.64457433929" calcext:value-type="float">
            <text:p>5354.64457433929</text:p>
          </table:table-cell>
          <table:table-cell office:value-type="float" office:value="5409.98249268106" calcext:value-type="float">
            <text:p>5409.98249268106</text:p>
          </table:table-cell>
          <table:table-cell office:value-type="float" office:value="5503.69522624784" calcext:value-type="float">
            <text:p>5503.69522624784</text:p>
          </table:table-cell>
          <table:table-cell office:value-type="float" office:value="5507.95679001543" calcext:value-type="float">
            <text:p>5507.95679001543</text:p>
          </table:table-cell>
          <table:table-cell office:value-type="float" office:value="5601.75242874619" calcext:value-type="float">
            <text:p>5601.75242874619</text:p>
          </table:table-cell>
          <table:table-cell office:value-type="float" office:value="5606.01773088972" calcext:value-type="float">
            <text:p>5606.01773088972</text:p>
          </table:table-cell>
          <table:table-cell office:value-type="float" office:value="5635.87935325919" calcext:value-type="float">
            <text:p>5635.87935325919</text:p>
          </table:table-cell>
          <table:table-cell office:value-type="float" office:value="5674.28441337771" calcext:value-type="float">
            <text:p>5674.28441337771</text:p>
          </table:table-cell>
          <table:table-cell office:value-type="float" office:value="5678.55244097431" calcext:value-type="float">
            <text:p>5678.55244097431</text:p>
          </table:table-cell>
          <table:table-cell office:value-type="float" office:value="5716.97184683065" calcext:value-type="float">
            <text:p>5716.97184683065</text:p>
          </table:table-cell>
          <table:table-cell office:value-type="float" office:value="5763.94631225576" calcext:value-type="float">
            <text:p>5763.94631225576</text:p>
          </table:table-cell>
          <table:table-cell office:value-type="float" office:value="5776.76083749893" calcext:value-type="float">
            <text:p>5776.76083749893</text:p>
          </table:table-cell>
          <table:table-cell office:value-type="float" office:value="5802.39412147586" calcext:value-type="float">
            <text:p>5802.39412147586</text:p>
          </table:table-cell>
          <table:table-cell office:value-type="float" office:value="5866.50189618499" calcext:value-type="float">
            <text:p>5866.50189618499</text:p>
          </table:table-cell>
          <table:table-cell office:value-type="float" office:value="5879.32764004644" calcext:value-type="float">
            <text:p>5879.32764004644</text:p>
          </table:table-cell>
          <table:table-cell office:value-type="float" office:value="5926.36723817264" calcext:value-type="float">
            <text:p>5926.36723817264</text:p>
          </table:table-cell>
          <table:table-cell office:value-type="float" office:value="5981.98339960103" calcext:value-type="float">
            <text:p>5981.98339960103</text:p>
          </table:table-cell>
          <table:table-cell table:number-columns-repeated="2" office:value-type="float" office:value="5999.10124418413" calcext:value-type="float">
            <text:p>5999.10124418413</text:p>
          </table:table-cell>
          <table:table-cell office:value-type="float" office:value="6011.94122031989" calcext:value-type="float">
            <text:p>6011.94122031989</text:p>
          </table:table-cell>
          <table:table-cell office:value-type="float" office:value="6033.34420648007" calcext:value-type="float">
            <text:p>6033.34420648007</text:p>
          </table:table-cell>
          <table:table-cell office:value-type="float" office:value="6239.00305938556" calcext:value-type="float">
            <text:p>6239.00305938556</text:p>
          </table:table-cell>
          <table:table-cell office:value-type="float" office:value="6329.08547078258" calcext:value-type="float">
            <text:p>6329.08547078258</text:p>
          </table:table-cell>
          <table:table-cell office:value-type="float" office:value="6363.41938808992" calcext:value-type="float">
            <text:p>6363.41938808992</text:p>
          </table:table-cell>
          <table:table-cell office:value-type="float" office:value="6367.71177581947" calcext:value-type="float">
            <text:p>6367.71177581947</text:p>
          </table:table-cell>
          <table:table-cell office:value-type="float" office:value="6470.77199902665" calcext:value-type="float">
            <text:p>6470.77199902665</text:p>
          </table:table-cell>
          <table:table-cell office:value-type="float" office:value="6526.63043135519" calcext:value-type="float">
            <text:p>6526.63043135519</text:p>
          </table:table-cell>
          <table:table-cell office:value-type="float" office:value="6595.41186383208" calcext:value-type="float">
            <text:p>6595.41186383208</text:p>
          </table:table-cell>
          <table:table-cell office:value-type="float" office:value="6629.81596879618" calcext:value-type="float">
            <text:p>6629.81596879618</text:p>
          </table:table-cell>
          <table:table-cell table:number-columns-repeated="3" office:value-type="float" office:value="6685.74153933899" calcext:value-type="float">
            <text:p>6685.74153933899</text:p>
          </table:table-cell>
          <table:table-cell office:value-type="float" office:value="6784.74361678462" calcext:value-type="float">
            <text:p>6784.74361678462</text:p>
          </table:table-cell>
          <table:table-cell office:value-type="float" office:value="6849.34893525852" calcext:value-type="float">
            <text:p>6849.34893525852</text:p>
          </table:table-cell>
          <table:table-cell table:number-columns-repeated="2" office:value-type="float" office:value="6935.53642202921" calcext:value-type="float">
            <text:p>6935.53642202921</text:p>
          </table:table-cell>
          <table:table-cell office:value-type="float" office:value="6952.78032644091" calcext:value-type="float">
            <text:p>6952.78032644091</text:p>
          </table:table-cell>
          <table:table-cell office:value-type="float" office:value="7064.91728013675" calcext:value-type="float">
            <text:p>7064.91728013675</text:p>
          </table:table-cell>
          <table:table-cell office:value-type="float" office:value="7090.80764994763" calcext:value-type="float">
            <text:p>7090.80764994763</text:p>
          </table:table-cell>
          <table:table-cell office:value-type="float" office:value="7116.70271607895" calcext:value-type="float">
            <text:p>7116.70271607895</text:p>
          </table:table-cell>
          <table:table-cell office:value-type="float" office:value="7121.01901593849" calcext:value-type="float">
            <text:p>7121.01901593849</text:p>
          </table:table-cell>
          <table:table-cell office:value-type="float" office:value="7138.28551421331" calcext:value-type="float">
            <text:p>7138.28551421331</text:p>
          </table:table-cell>
          <table:table-cell office:value-type="float" office:value="7272.17088073686" calcext:value-type="float">
            <text:p>7272.17088073686</text:p>
          </table:table-cell>
          <table:table-cell office:value-type="float" office:value="7332.67553161375" calcext:value-type="float">
            <text:p>7332.67553161375</text:p>
          </table:table-cell>
          <table:table-cell office:value-type="float" office:value="7371.5844904082" calcext:value-type="float">
            <text:p>7371.5844904082</text:p>
          </table:table-cell>
          <table:table-cell office:value-type="float" office:value="7388.88063907824" calcext:value-type="float">
            <text:p>7388.88063907824</text:p>
          </table:table-cell>
          <table:table-cell office:value-type="float" office:value="7414.82863187339" calcext:value-type="float">
            <text:p>7414.82863187339</text:p>
          </table:table-cell>
          <table:table-cell office:value-type="float" office:value="7522.99366474561" calcext:value-type="float">
            <text:p>7522.99366474561</text:p>
          </table:table-cell>
          <table:table-cell office:value-type="float" office:value="7561.95205288309" calcext:value-type="float">
            <text:p>7561.95205288309</text:p>
          </table:table-cell>
          <table:table-cell office:value-type="float" office:value="7600.9204129277" calcext:value-type="float">
            <text:p>7600.9204129277</text:p>
          </table:table-cell>
          <table:table-cell office:value-type="float" office:value="7605.25084425537" calcext:value-type="float">
            <text:p>7605.25084425537</text:p>
          </table:table-cell>
          <table:table-cell office:value-type="float" office:value="7791.57443301358" calcext:value-type="float">
            <text:p>7791.57443301358</text:p>
          </table:table-cell>
          <table:table-cell office:value-type="float" office:value="8025.8755047131" calcext:value-type="float">
            <text:p>8025.8755047131</text:p>
          </table:table-cell>
          <table:table-cell office:value-type="float" office:value="8043.24478614414" calcext:value-type="float">
            <text:p>8043.24478614414</text:p>
          </table:table-cell>
          <table:table-cell table:number-columns-repeated="2" office:value-type="float" office:value="8177.9196194817" calcext:value-type="float">
            <text:p>8177.9196194817</text:p>
          </table:table-cell>
          <table:table-cell office:value-type="float" office:value="8182.26581341116" calcext:value-type="float">
            <text:p>8182.26581341116</text:p>
          </table:table-cell>
          <table:table-cell office:value-type="float" office:value="8277.91099497066" calcext:value-type="float">
            <text:p>8277.91099497066</text:p>
          </table:table-cell>
          <table:table-cell office:value-type="float" office:value="8364.90883617881" calcext:value-type="float">
            <text:p>8364.90883617881</text:p>
          </table:table-cell>
          <table:table-cell office:value-type="float" office:value="8451.95164342946" calcext:value-type="float">
            <text:p>8451.95164342946</text:p>
          </table:table-cell>
          <table:table-cell office:value-type="float" office:value="8469.36556394135" calcext:value-type="float">
            <text:p>8469.36556394135</text:p>
          </table:table-cell>
          <table:table-cell office:value-type="float" office:value="8534.68357993404" calcext:value-type="float">
            <text:p>8534.68357993404</text:p>
          </table:table-cell>
          <table:table-cell office:value-type="float" office:value="8569.53002264456" calcext:value-type="float">
            <text:p>8569.53002264456</text:p>
          </table:table-cell>
          <table:table-cell office:value-type="float" office:value="8700.26666992762" calcext:value-type="float">
            <text:p>8700.26666992762</text:p>
          </table:table-cell>
          <table:table-cell office:value-type="float" office:value="8822.37567445405" calcext:value-type="float">
            <text:p>8822.37567445405</text:p>
          </table:table-cell>
          <table:table-cell office:value-type="float" office:value="8922.74239098446" calcext:value-type="float">
            <text:p>8922.74239098446</text:p>
          </table:table-cell>
          <table:table-cell office:value-type="float" office:value="9171.71793411156" calcext:value-type="float">
            <text:p>9171.71793411156</text:p>
          </table:table-cell>
          <table:table-cell office:value-type="float" office:value="9521.72251543317" calcext:value-type="float">
            <text:p>9521.72251543317</text:p>
          </table:table-cell>
          <table:table-cell office:value-type="float" office:value="9526.10166907944" calcext:value-type="float">
            <text:p>9526.10166907944</text:p>
          </table:table-cell>
          <table:table-cell office:value-type="float" office:value="9547.9989363881" calcext:value-type="float">
            <text:p>9547.9989363881</text:p>
          </table:table-cell>
          <table:table-cell office:value-type="float" office:value="9802.18823376411" calcext:value-type="float">
            <text:p>9802.18823376411</text:p>
          </table:table-cell>
          <table:table-cell office:value-type="float" office:value="9846.0473251729" calcext:value-type="float">
            <text:p>9846.0473251729</text:p>
          </table:table-cell>
          <table:table-cell office:value-type="float" office:value="9885.52880740308" calcext:value-type="float">
            <text:p>9885.52880740308</text:p>
          </table:table-cell>
          <table:table-cell office:value-type="float" office:value="9964.51524513111" calcext:value-type="float">
            <text:p>9964.51524513111</text:p>
          </table:table-cell>
          <table:table-cell office:value-type="float" office:value="10100.6202485077" calcext:value-type="float">
            <text:p>10100.6202485077</text:p>
          </table:table-cell>
          <table:table-cell office:value-type="float" office:value="10192.8722722409" calcext:value-type="float">
            <text:p>10192.8722722409</text:p>
          </table:table-cell>
          <table:table-cell table:number-columns-repeated="2" office:value-type="float" office:value="10219.2376288687" calcext:value-type="float">
            <text:p>10219.2376288687</text:p>
          </table:table-cell>
          <table:table-cell office:value-type="float" office:value="10263.1873951753" calcext:value-type="float">
            <text:p>10263.1873951753</text:p>
          </table:table-cell>
          <table:table-cell office:value-type="float" office:value="10311.5429362291" calcext:value-type="float">
            <text:p>10311.5429362291</text:p>
          </table:table-cell>
          <table:table-cell office:value-type="float" office:value="10456.676966109" calcext:value-type="float">
            <text:p>10456.676966109</text:p>
          </table:table-cell>
          <table:table-cell office:value-type="float" office:value="10469.8759526424" calcext:value-type="float">
            <text:p>10469.8759526424</text:p>
          </table:table-cell>
          <table:table-cell office:value-type="float" office:value="10566.6937156795" calcext:value-type="float">
            <text:p>10566.6937156795</text:p>
          </table:table-cell>
          <table:table-cell office:value-type="float" office:value="10712.0029029459" calcext:value-type="float">
            <text:p>10712.0029029459</text:p>
          </table:table-cell>
          <table:table-cell office:value-type="float" office:value="11099.9698617133" calcext:value-type="float">
            <text:p>11099.9698617133</text:p>
          </table:table-cell>
          <table:table-cell office:value-type="float" office:value="11621.2537169091" calcext:value-type="float">
            <text:p>11621.2537169091</text:p>
          </table:table-cell>
          <table:table-cell office:value-type="float" office:value="11669.908030237" calcext:value-type="float">
            <text:p>11669.908030237</text:p>
          </table:table-cell>
          <table:table-cell office:value-type="float" office:value="12294.4474835868" calcext:value-type="float">
            <text:p>12294.4474835868</text:p>
          </table:table-cell>
          <table:table-cell office:value-type="float" office:value="12458.5984321963" calcext:value-type="float">
            <text:p>12458.5984321963</text:p>
          </table:table-cell>
          <table:table-cell office:value-type="float" office:value="12547.3735149887" calcext:value-type="float">
            <text:p>12547.3735149887</text:p>
          </table:table-cell>
          <table:table-cell office:value-type="float" office:value="12853.8858871616" calcext:value-type="float">
            <text:p>12853.8858871616</text:p>
          </table:table-cell>
          <table:table-cell office:value-type="float" office:value="13036.189095451" calcext:value-type="float">
            <text:p>13036.189095451</text:p>
          </table:table-cell>
          <table:table-cell office:value-type="float" office:value="13111.8154863099" calcext:value-type="float">
            <text:p>13111.8154863099</text:p>
          </table:table-cell>
          <table:table-cell office:value-type="float" office:value="13321.0126584846" calcext:value-type="float">
            <text:p>13321.0126584846</text:p>
          </table:table-cell>
          <table:table-cell office:value-type="float" office:value="13574.9387832052" calcext:value-type="float">
            <text:p>13574.93878320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0T17:57:54.482252070</dc:date>
    <meta:editing-duration>PT10M46S</meta:editing-duration>
    <meta:editing-cycles>1</meta:editing-cycles>
    <meta:document-statistic meta:table-count="1" meta:cell-count="52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07cm" svg:y="3.952cm" style:legend-expansion="high" chart:style-name="ch2"/>
        <chart:plot-area chart:style-name="ch3" table:cell-range-address="task3_2.A1:task3_2.FS3" chart:data-source-has-labels="column" svg:x="0.32cm" svg:y="0.18cm" svg:width="13.467cm" svg:height="8.64cm">
          <chartooo:coordinate-region svg:x="1.312cm" svg:y="0.379cm" svg:width="11.918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sk3_2.B2:task3_2.FS2" chart:label-cell-address="task3_2.A2:task3_2.A2" chart:class="chart:scatter">
            <chart:domain table:cell-range-address="task3_2.B1:task3_2.FS1"/>
            <chart:data-point chart:repeated="174"/>
          </chart:series>
          <chart:series chart:style-name="ch7" chart:values-cell-range-address="task3_2.B3:task3_2.FS3" chart:label-cell-address="task3_2.A3:task3_2.A3" chart:class="chart:scatter">
            <chart:data-point chart:repeated="1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243">
                <text:p>243</text:p>
                <draw:g>
                  <svg:desc>task3_2.B1:task3_2.FS1</svg:desc>
                </draw:g>
              </table:table-cell>
              <table:table-cell office:value-type="float" office:value="418">
                <text:p>418</text:p>
              </table:table-cell>
              <table:table-cell office:value-type="float" office:value="425">
                <text:p>425</text:p>
              </table:table-cell>
              <table:table-cell office:value-type="float" office:value="492">
                <text:p>492</text:p>
              </table:table-cell>
              <table:table-cell office:value-type="float" office:value="641">
                <text:p>641</text:p>
              </table:table-cell>
              <table:table-cell office:value-type="float" office:value="644">
                <text:p>644</text:p>
              </table:table-cell>
              <table:table-cell office:value-type="float" office:value="669">
                <text:p>669</text:p>
              </table:table-cell>
              <table:table-cell office:value-type="float" office:value="698">
                <text:p>698</text:p>
              </table:table-cell>
              <table:table-cell office:value-type="float" office:value="716">
                <text:p>716</text:p>
              </table:table-cell>
              <table:table-cell office:value-type="float" office:value="735">
                <text:p>735</text:p>
              </table:table-cell>
              <table:table-cell office:value-type="float" office:value="759">
                <text:p>759</text:p>
              </table:table-cell>
              <table:table-cell office:value-type="float" office:value="793">
                <text:p>793</text:p>
              </table:table-cell>
              <table:table-cell office:value-type="float" office:value="807">
                <text:p>807</text:p>
              </table:table-cell>
              <table:table-cell office:value-type="float" office:value="809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816">
                <text:p>816</text:p>
              </table:table-cell>
              <table:table-cell office:value-type="float" office:value="854">
                <text:p>854</text:p>
              </table:table-cell>
              <table:table-cell office:value-type="float" office:value="867">
                <text:p>867</text:p>
              </table:table-cell>
              <table:table-cell office:value-type="float" office:value="871">
                <text:p>871</text:p>
              </table:table-cell>
              <table:table-cell office:value-type="float" office:value="875">
                <text:p>875</text:p>
              </table:table-cell>
              <table:table-cell office:value-type="float" office:value="888">
                <text:p>888</text:p>
              </table:table-cell>
              <table:table-cell office:value-type="float" office:value="901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912">
                <text:p>912</text:p>
              </table:table-cell>
              <table:table-cell office:value-type="float" office:value="932">
                <text:p>932</text:p>
              </table:table-cell>
              <table:table-cell office:value-type="float" office:value="939">
                <text:p>939</text:p>
              </table:table-cell>
              <table:table-cell office:value-type="float" office:value="952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956">
                <text:p>956</text:p>
              </table:table-cell>
              <table:table-cell office:value-type="float" office:value="977">
                <text:p>977</text:p>
              </table:table-cell>
              <table:table-cell office:value-type="float" office:value="980">
                <text:p>980</text:p>
              </table:table-cell>
              <table:table-cell office:value-type="float" office:value="984">
                <text:p>984</text:p>
              </table:table-cell>
              <table:table-cell office:value-type="float" office:value="985">
                <text:p>985</text:p>
              </table:table-cell>
              <table:table-cell office:value-type="float" office:value="989">
                <text:p>989</text:p>
              </table:table-cell>
              <table:table-cell office:value-type="float" office:value="996">
                <text:p>996</text:p>
              </table:table-cell>
              <table:table-cell office:value-type="float" office:value="1010">
                <text:p>1010</text:p>
              </table:table-cell>
              <table:table-cell office:value-type="float" office:value="1018">
                <text:p>1018</text:p>
              </table:table-cell>
              <table:table-cell office:value-type="float" office:value="1021">
                <text:p>1021</text:p>
              </table:table-cell>
              <table:table-cell office:value-type="float" office:value="1025">
                <text:p>1025</text:p>
              </table:table-cell>
              <table:table-cell office:value-type="float" office:value="1025">
                <text:p>1025</text:p>
              </table:table-cell>
              <table:table-cell office:value-type="float" office:value="1026">
                <text:p>1026</text:p>
              </table:table-cell>
              <table:table-cell office:value-type="float" office:value="1035">
                <text:p>1035</text:p>
              </table:table-cell>
              <table:table-cell office:value-type="float" office:value="1039">
                <text:p>1039</text:p>
              </table:table-cell>
              <table:table-cell office:value-type="float" office:value="1051">
                <text:p>1051</text:p>
              </table:table-cell>
              <table:table-cell office:value-type="float" office:value="1057">
                <text:p>1057</text:p>
              </table:table-cell>
              <table:table-cell office:value-type="float" office:value="1076">
                <text:p>1076</text:p>
              </table:table-cell>
              <table:table-cell office:value-type="float" office:value="1083">
                <text:p>1083</text:p>
              </table:table-cell>
              <table:table-cell office:value-type="float" office:value="1097">
                <text:p>1097</text:p>
              </table:table-cell>
              <table:table-cell office:value-type="float" office:value="1112">
                <text:p>1112</text:p>
              </table:table-cell>
              <table:table-cell office:value-type="float" office:value="1113">
                <text:p>1113</text:p>
              </table:table-cell>
              <table:table-cell office:value-type="float" office:value="1121">
                <text:p>1121</text:p>
              </table:table-cell>
              <table:table-cell office:value-type="float" office:value="1125">
                <text:p>1125</text:p>
              </table:table-cell>
              <table:table-cell office:value-type="float" office:value="1126">
                <text:p>1126</text:p>
              </table:table-cell>
              <table:table-cell office:value-type="float" office:value="1135">
                <text:p>1135</text:p>
              </table:table-cell>
              <table:table-cell office:value-type="float" office:value="1159">
                <text:p>1159</text:p>
              </table:table-cell>
              <table:table-cell office:value-type="float" office:value="1166">
                <text:p>1166</text:p>
              </table:table-cell>
              <table:table-cell office:value-type="float" office:value="1175">
                <text:p>1175</text:p>
              </table:table-cell>
              <table:table-cell office:value-type="float" office:value="1183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1186">
                <text:p>1186</text:p>
              </table:table-cell>
              <table:table-cell office:value-type="float" office:value="1188">
                <text:p>1188</text:p>
              </table:table-cell>
              <table:table-cell office:value-type="float" office:value="1189">
                <text:p>1189</text:p>
              </table:table-cell>
              <table:table-cell office:value-type="float" office:value="1197">
                <text:p>1197</text:p>
              </table:table-cell>
              <table:table-cell office:value-type="float" office:value="1200">
                <text:p>1200</text:p>
              </table:table-cell>
              <table:table-cell office:value-type="float" office:value="1203">
                <text:p>1203</text:p>
              </table:table-cell>
              <table:table-cell office:value-type="float" office:value="1221">
                <text:p>1221</text:p>
              </table:table-cell>
              <table:table-cell office:value-type="float" office:value="1221">
                <text:p>1221</text:p>
              </table:table-cell>
              <table:table-cell office:value-type="float" office:value="1224">
                <text:p>1224</text:p>
              </table:table-cell>
              <table:table-cell office:value-type="float" office:value="1226">
                <text:p>1226</text:p>
              </table:table-cell>
              <table:table-cell office:value-type="float" office:value="1234">
                <text:p>1234</text:p>
              </table:table-cell>
              <table:table-cell office:value-type="float" office:value="1245">
                <text:p>1245</text:p>
              </table:table-cell>
              <table:table-cell office:value-type="float" office:value="1248">
                <text:p>1248</text:p>
              </table:table-cell>
              <table:table-cell office:value-type="float" office:value="1249">
                <text:p>1249</text:p>
              </table:table-cell>
              <table:table-cell office:value-type="float" office:value="1257">
                <text:p>1257</text:p>
              </table:table-cell>
              <table:table-cell office:value-type="float" office:value="1266">
                <text:p>1266</text:p>
              </table:table-cell>
              <table:table-cell office:value-type="float" office:value="1266">
                <text:p>1266</text:p>
              </table:table-cell>
              <table:table-cell office:value-type="float" office:value="1288">
                <text:p>1288</text:p>
              </table:table-cell>
              <table:table-cell office:value-type="float" office:value="1299">
                <text:p>1299</text:p>
              </table:table-cell>
              <table:table-cell office:value-type="float" office:value="1303">
                <text:p>1303</text:p>
              </table:table-cell>
              <table:table-cell office:value-type="float" office:value="1324">
                <text:p>1324</text:p>
              </table:table-cell>
              <table:table-cell office:value-type="float" office:value="1337">
                <text:p>1337</text:p>
              </table:table-cell>
              <table:table-cell office:value-type="float" office:value="1359">
                <text:p>1359</text:p>
              </table:table-cell>
              <table:table-cell office:value-type="float" office:value="1360">
                <text:p>1360</text:p>
              </table:table-cell>
              <table:table-cell office:value-type="float" office:value="1382">
                <text:p>1382</text:p>
              </table:table-cell>
              <table:table-cell office:value-type="float" office:value="1383">
                <text:p>1383</text:p>
              </table:table-cell>
              <table:table-cell office:value-type="float" office:value="1390">
                <text:p>1390</text:p>
              </table:table-cell>
              <table:table-cell office:value-type="float" office:value="1399">
                <text:p>1399</text:p>
              </table:table-cell>
              <table:table-cell office:value-type="float" office:value="1400">
                <text:p>1400</text:p>
              </table:table-cell>
              <table:table-cell office:value-type="float" office:value="1409">
                <text:p>1409</text:p>
              </table:table-cell>
              <table:table-cell office:value-type="float" office:value="1420">
                <text:p>1420</text:p>
              </table:table-cell>
              <table:table-cell office:value-type="float" office:value="1423">
                <text:p>1423</text:p>
              </table:table-cell>
              <table:table-cell office:value-type="float" office:value="1429">
                <text:p>1429</text:p>
              </table:table-cell>
              <table:table-cell office:value-type="float" office:value="1444">
                <text:p>1444</text:p>
              </table:table-cell>
              <table:table-cell office:value-type="float" office:value="1447">
                <text:p>1447</text:p>
              </table:table-cell>
              <table:table-cell office:value-type="float" office:value="1458">
                <text:p>1458</text:p>
              </table:table-cell>
              <table:table-cell office:value-type="float" office:value="1471">
                <text:p>1471</text:p>
              </table:table-cell>
              <table:table-cell office:value-type="float" office:value="1475">
                <text:p>1475</text:p>
              </table:table-cell>
              <table:table-cell office:value-type="float" office:value="1475">
                <text:p>1475</text:p>
              </table:table-cell>
              <table:table-cell office:value-type="float" office:value="1478">
                <text:p>1478</text:p>
              </table:table-cell>
              <table:table-cell office:value-type="float" office:value="1483">
                <text:p>1483</text:p>
              </table:table-cell>
              <table:table-cell office:value-type="float" office:value="1531">
                <text:p>1531</text:p>
              </table:table-cell>
              <table:table-cell office:value-type="float" office:value="1552">
                <text:p>1552</text:p>
              </table:table-cell>
              <table:table-cell office:value-type="float" office:value="1560">
                <text:p>1560</text:p>
              </table:table-cell>
              <table:table-cell office:value-type="float" office:value="1561">
                <text:p>1561</text:p>
              </table:table-cell>
              <table:table-cell office:value-type="float" office:value="1585">
                <text:p>1585</text:p>
              </table:table-cell>
              <table:table-cell office:value-type="float" office:value="1598">
                <text:p>1598</text:p>
              </table:table-cell>
              <table:table-cell office:value-type="float" office:value="1614">
                <text:p>1614</text:p>
              </table:table-cell>
              <table:table-cell office:value-type="float" office:value="1622">
                <text:p>1622</text:p>
              </table:table-cell>
              <table:table-cell office:value-type="float" office:value="1635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1635">
                <text:p>1635</text:p>
              </table:table-cell>
              <table:table-cell office:value-type="float" office:value="1658">
                <text:p>1658</text:p>
              </table:table-cell>
              <table:table-cell office:value-type="float" office:value="1673">
                <text:p>1673</text:p>
              </table:table-cell>
              <table:table-cell office:value-type="float" office:value="1693">
                <text:p>1693</text:p>
              </table:table-cell>
              <table:table-cell office:value-type="float" office:value="1693">
                <text:p>1693</text:p>
              </table:table-cell>
              <table:table-cell office:value-type="float" office:value="1697">
                <text:p>1697</text:p>
              </table:table-cell>
              <table:table-cell office:value-type="float" office:value="1723">
                <text:p>1723</text:p>
              </table:table-cell>
              <table:table-cell office:value-type="float" office:value="1729">
                <text:p>1729</text:p>
              </table:table-cell>
              <table:table-cell office:value-type="float" office:value="1735">
                <text:p>1735</text:p>
              </table:table-cell>
              <table:table-cell office:value-type="float" office:value="1736">
                <text:p>1736</text:p>
              </table:table-cell>
              <table:table-cell office:value-type="float" office:value="1740">
                <text:p>1740</text:p>
              </table:table-cell>
              <table:table-cell office:value-type="float" office:value="1771">
                <text:p>1771</text:p>
              </table:table-cell>
              <table:table-cell office:value-type="float" office:value="1785">
                <text:p>1785</text:p>
              </table:table-cell>
              <table:table-cell office:value-type="float" office:value="1794">
                <text:p>1794</text:p>
              </table:table-cell>
              <table:table-cell office:value-type="float" office:value="1798">
                <text:p>1798</text:p>
              </table:table-cell>
              <table:table-cell office:value-type="float" office:value="1804">
                <text:p>1804</text:p>
              </table:table-cell>
              <table:table-cell office:value-type="float" office:value="1829">
                <text:p>1829</text:p>
              </table:table-cell>
              <table:table-cell office:value-type="float" office:value="1838">
                <text:p>1838</text:p>
              </table:table-cell>
              <table:table-cell office:value-type="float" office:value="1847">
                <text:p>1847</text:p>
              </table:table-cell>
              <table:table-cell office:value-type="float" office:value="1848">
                <text:p>1848</text:p>
              </table:table-cell>
              <table:table-cell office:value-type="float" office:value="1891">
                <text:p>1891</text:p>
              </table:table-cell>
              <table:table-cell office:value-type="float" office:value="1945">
                <text:p>1945</text:p>
              </table:table-cell>
              <table:table-cell office:value-type="float" office:value="1949">
                <text:p>1949</text:p>
              </table:table-cell>
              <table:table-cell office:value-type="float" office:value="1980">
                <text:p>1980</text:p>
              </table:table-cell>
              <table:table-cell office:value-type="float" office:value="1980">
                <text:p>1980</text:p>
              </table:table-cell>
              <table:table-cell office:value-type="float" office:value="1981">
                <text:p>1981</text:p>
              </table:table-cell>
              <table:table-cell office:value-type="float" office:value="2003">
                <text:p>2003</text:p>
              </table:table-cell>
              <table:table-cell office:value-type="float" office:value="2023">
                <text:p>2023</text:p>
              </table:table-cell>
              <table:table-cell office:value-type="float" office:value="2043">
                <text:p>2043</text:p>
              </table:table-cell>
              <table:table-cell office:value-type="float" office:value="2047">
                <text:p>2047</text:p>
              </table:table-cell>
              <table:table-cell office:value-type="float" office:value="2062">
                <text:p>2062</text:p>
              </table:table-cell>
              <table:table-cell office:value-type="float" office:value="2070">
                <text:p>2070</text:p>
              </table:table-cell>
              <table:table-cell office:value-type="float" office:value="2100">
                <text:p>2100</text:p>
              </table:table-cell>
              <table:table-cell office:value-type="float" office:value="2128">
                <text:p>2128</text:p>
              </table:table-cell>
              <table:table-cell office:value-type="float" office:value="2151">
                <text:p>2151</text:p>
              </table:table-cell>
              <table:table-cell office:value-type="float" office:value="2208">
                <text:p>2208</text:p>
              </table:table-cell>
              <table:table-cell office:value-type="float" office:value="2288">
                <text:p>2288</text:p>
              </table:table-cell>
              <table:table-cell office:value-type="float" office:value="2289">
                <text:p>2289</text:p>
              </table:table-cell>
              <table:table-cell office:value-type="float" office:value="2294">
                <text:p>2294</text:p>
              </table:table-cell>
              <table:table-cell office:value-type="float" office:value="2352">
                <text:p>2352</text:p>
              </table:table-cell>
              <table:table-cell office:value-type="float" office:value="2362">
                <text:p>2362</text:p>
              </table:table-cell>
              <table:table-cell office:value-type="float" office:value="2371">
                <text:p>2371</text:p>
              </table:table-cell>
              <table:table-cell office:value-type="float" office:value="2389">
                <text:p>2389</text:p>
              </table:table-cell>
              <table:table-cell office:value-type="float" office:value="2420">
                <text:p>2420</text:p>
              </table:table-cell>
              <table:table-cell office:value-type="float" office:value="2441">
                <text:p>2441</text:p>
              </table:table-cell>
              <table:table-cell office:value-type="float" office:value="2447">
                <text:p>2447</text:p>
              </table:table-cell>
              <table:table-cell office:value-type="float" office:value="2447">
                <text:p>2447</text:p>
              </table:table-cell>
              <table:table-cell office:value-type="float" office:value="2457">
                <text:p>2457</text:p>
              </table:table-cell>
              <table:table-cell office:value-type="float" office:value="2468">
                <text:p>2468</text:p>
              </table:table-cell>
              <table:table-cell office:value-type="float" office:value="2501">
                <text:p>2501</text:p>
              </table:table-cell>
              <table:table-cell office:value-type="float" office:value="2504">
                <text:p>2504</text:p>
              </table:table-cell>
              <table:table-cell office:value-type="float" office:value="2526">
                <text:p>2526</text:p>
              </table:table-cell>
              <table:table-cell office:value-type="float" office:value="2559">
                <text:p>2559</text:p>
              </table:table-cell>
              <table:table-cell office:value-type="float" office:value="2647">
                <text:p>2647</text:p>
              </table:table-cell>
              <table:table-cell office:value-type="float" office:value="2765">
                <text:p>2765</text:p>
              </table:table-cell>
              <table:table-cell office:value-type="float" office:value="2776">
                <text:p>2776</text:p>
              </table:table-cell>
              <table:table-cell office:value-type="float" office:value="2917">
                <text:p>2917</text:p>
              </table:table-cell>
              <table:table-cell office:value-type="float" office:value="2954">
                <text:p>2954</text:p>
              </table:table-cell>
              <table:table-cell office:value-type="float" office:value="2974">
                <text:p>2974</text:p>
              </table:table-cell>
              <table:table-cell office:value-type="float" office:value="3043">
                <text:p>3043</text:p>
              </table:table-cell>
              <table:table-cell office:value-type="float" office:value="3084">
                <text:p>3084</text:p>
              </table:table-cell>
              <table:table-cell office:value-type="float" office:value="3101">
                <text:p>3101</text:p>
              </table:table-cell>
              <table:table-cell office:value-type="float" office:value="3148">
                <text:p>3148</text:p>
              </table:table-cell>
              <table:table-cell office:value-type="float" office:value="3205">
                <text:p>3205</text:p>
              </table:table-cell>
            </table:table-row>
            <table:table-row>
              <table:table-cell office:value-type="string">
                <text:p>II X[D]</text:p>
                <draw:g>
                  <svg:desc>task3_2.A2:task3_2.A2</svg:desc>
                </draw:g>
              </table:table-cell>
              <table:table-cell office:value-type="float" office:value="1394">
                <text:p>1394</text:p>
                <draw:g>
                  <svg:desc>task3_2.B2:task3_2.FS2</svg:desc>
                </draw:g>
              </table:table-cell>
              <table:table-cell office:value-type="float" office:value="1209">
                <text:p>1209</text:p>
              </table:table-cell>
              <table:table-cell office:value-type="float" office:value="1164">
                <text:p>1164</text:p>
              </table:table-cell>
              <table:table-cell office:value-type="float" office:value="1504">
                <text:p>1504</text:p>
              </table:table-cell>
              <table:table-cell office:value-type="float" office:value="2987">
                <text:p>2987</text:p>
              </table:table-cell>
              <table:table-cell office:value-type="float" office:value="2113">
                <text:p>2113</text:p>
              </table:table-cell>
              <table:table-cell office:value-type="float" office:value="2212">
                <text:p>2212</text:p>
              </table:table-cell>
              <table:table-cell office:value-type="float" office:value="3217">
                <text:p>3217</text:p>
              </table:table-cell>
              <table:table-cell office:value-type="float" office:value="3348">
                <text:p>3348</text:p>
              </table:table-cell>
              <table:table-cell office:value-type="float" office:value="2474">
                <text:p>2474</text:p>
              </table:table-cell>
              <table:table-cell office:value-type="float" office:value="3459">
                <text:p>3459</text:p>
              </table:table-cell>
              <table:table-cell office:value-type="float" office:value="3654">
                <text:p>3654</text:p>
              </table:table-cell>
              <table:table-cell office:value-type="float" office:value="2762">
                <text:p>2762</text:p>
              </table:table-cell>
              <table:table-cell office:value-type="float" office:value="2772">
                <text:p>2772</text:p>
              </table:table-cell>
              <table:table-cell office:value-type="float" office:value="3661">
                <text:p>3661</text:p>
              </table:table-cell>
              <table:table-cell office:value-type="float" office:value="3689">
                <text:p>3689</text:p>
              </table:table-cell>
              <table:table-cell office:value-type="float" office:value="3840">
                <text:p>3840</text:p>
              </table:table-cell>
              <table:table-cell office:value-type="float" office:value="3891">
                <text:p>3891</text:p>
              </table:table-cell>
              <table:table-cell office:value-type="float" office:value="3018">
                <text:p>3018</text:p>
              </table:table-cell>
              <table:table-cell office:value-type="float" office:value="3984">
                <text:p>3984</text:p>
              </table:table-cell>
              <table:table-cell office:value-type="float" office:value="3089">
                <text:p>3089</text:p>
              </table:table-cell>
              <table:table-cell office:value-type="float" office:value="4029">
                <text:p>4029</text:p>
              </table:table-cell>
              <table:table-cell office:value-type="float" office:value="4252">
                <text:p>4252</text:p>
              </table:table-cell>
              <table:table-cell office:value-type="float" office:value="4070">
                <text:p>4070</text:p>
              </table:table-cell>
              <table:table-cell office:value-type="float" office:value="4150">
                <text:p>4150</text:p>
              </table:table-cell>
              <table:table-cell office:value-type="float" office:value="4239">
                <text:p>4239</text:p>
              </table:table-cell>
              <table:table-cell office:value-type="float" office:value="3275">
                <text:p>3275</text:p>
              </table:table-cell>
              <table:table-cell office:value-type="float" office:value="4232">
                <text:p>4232</text:p>
              </table:table-cell>
              <table:table-cell office:value-type="float" office:value="4309">
                <text:p>4309</text:p>
              </table:table-cell>
              <table:table-cell office:value-type="float" office:value="4333">
                <text:p>4333</text:p>
              </table:table-cell>
              <table:table-cell office:value-type="float" office:value="4344">
                <text:p>4344</text:p>
              </table:table-cell>
              <table:table-cell office:value-type="float" office:value="4419">
                <text:p>4419</text:p>
              </table:table-cell>
              <table:table-cell office:value-type="float" office:value="3474">
                <text:p>3474</text:p>
              </table:table-cell>
              <table:table-cell office:value-type="float" office:value="4380">
                <text:p>4380</text:p>
              </table:table-cell>
              <table:table-cell office:value-type="float" office:value="3521">
                <text:p>3521</text:p>
              </table:table-cell>
              <table:table-cell office:value-type="float" office:value="4462">
                <text:p>4462</text:p>
              </table:table-cell>
              <table:table-cell office:value-type="float" office:value="4556">
                <text:p>4556</text:p>
              </table:table-cell>
              <table:table-cell office:value-type="float" office:value="3550">
                <text:p>3550</text:p>
              </table:table-cell>
              <table:table-cell office:value-type="float" office:value="3636">
                <text:p>3636</text:p>
              </table:table-cell>
              <table:table-cell office:value-type="float" office:value="4525">
                <text:p>4525</text:p>
              </table:table-cell>
              <table:table-cell office:value-type="float" office:value="3570">
                <text:p>3570</text:p>
              </table:table-cell>
              <table:table-cell office:value-type="float" office:value="4563">
                <text:p>4563</text:p>
              </table:table-cell>
              <table:table-cell office:value-type="float" office:value="4581">
                <text:p>4581</text:p>
              </table:table-cell>
              <table:table-cell office:value-type="float" office:value="3739">
                <text:p>3739</text:p>
              </table:table-cell>
              <table:table-cell office:value-type="float" office:value="4713">
                <text:p>4713</text:p>
              </table:table-cell>
              <table:table-cell office:value-type="float" office:value="4726">
                <text:p>4726</text:p>
              </table:table-cell>
              <table:table-cell office:value-type="float" office:value="4755">
                <text:p>4755</text:p>
              </table:table-cell>
              <table:table-cell office:value-type="float" office:value="4811">
                <text:p>4811</text:p>
              </table:table-cell>
              <table:table-cell office:value-type="float" office:value="4344">
                <text:p>4344</text:p>
              </table:table-cell>
              <table:table-cell office:value-type="float" office:value="3989">
                <text:p>3989</text:p>
              </table:table-cell>
              <table:table-cell office:value-type="float" office:value="4908">
                <text:p>4908</text:p>
              </table:table-cell>
              <table:table-cell office:value-type="float" office:value="4923">
                <text:p>4923</text:p>
              </table:table-cell>
              <table:table-cell office:value-type="float" office:value="4927">
                <text:p>4927</text:p>
              </table:table-cell>
              <table:table-cell office:value-type="float" office:value="9360">
                <text:p>9360</text:p>
              </table:table-cell>
              <table:table-cell office:value-type="float" office:value="4171">
                <text:p>4171</text:p>
              </table:table-cell>
              <table:table-cell office:value-type="float" office:value="5088">
                <text:p>5088</text:p>
              </table:table-cell>
              <table:table-cell office:value-type="float" office:value="4235">
                <text:p>4235</text:p>
              </table:table-cell>
              <table:table-cell office:value-type="float" office:value="5156">
                <text:p>5156</text:p>
              </table:table-cell>
              <table:table-cell office:value-type="float" office:value="5154">
                <text:p>5154</text:p>
              </table:table-cell>
              <table:table-cell office:value-type="float" office:value="4209">
                <text:p>4209</text:p>
              </table:table-cell>
              <table:table-cell office:value-type="float" office:value="4286">
                <text:p>4286</text:p>
              </table:table-cell>
              <table:table-cell office:value-type="float" office:value="5178">
                <text:p>5178</text:p>
              </table:table-cell>
              <table:table-cell office:value-type="float" office:value="4252">
                <text:p>4252</text:p>
              </table:table-cell>
              <table:table-cell office:value-type="float" office:value="5222">
                <text:p>5222</text:p>
              </table:table-cell>
              <table:table-cell office:value-type="float" office:value="4278">
                <text:p>4278</text:p>
              </table:table-cell>
              <table:table-cell office:value-type="float" office:value="4349">
                <text:p>4349</text:p>
              </table:table-cell>
              <table:table-cell office:value-type="float" office:value="4421">
                <text:p>4421</text:p>
              </table:table-cell>
              <table:table-cell office:value-type="float" office:value="5318">
                <text:p>5318</text:p>
              </table:table-cell>
              <table:table-cell office:value-type="float" office:value="4369">
                <text:p>4369</text:p>
              </table:table-cell>
              <table:table-cell office:value-type="float" office:value="5418">
                <text:p>5418</text:p>
              </table:table-cell>
              <table:table-cell office:value-type="float" office:value="5404">
                <text:p>5404</text:p>
              </table:table-cell>
              <table:table-cell office:value-type="float" office:value="4458">
                <text:p>4458</text:p>
              </table:table-cell>
              <table:table-cell office:value-type="float" office:value="4532">
                <text:p>4532</text:p>
              </table:table-cell>
              <table:table-cell office:value-type="float" office:value="5452">
                <text:p>5452</text:p>
              </table:table-cell>
              <table:table-cell office:value-type="float" office:value="5489">
                <text:p>5489</text:p>
              </table:table-cell>
              <table:table-cell office:value-type="float" office:value="5489">
                <text:p>5489</text:p>
              </table:table-cell>
              <table:table-cell office:value-type="float" office:value="5574">
                <text:p>5574</text:p>
              </table:table-cell>
              <table:table-cell office:value-type="float" office:value="4663">
                <text:p>4663</text:p>
              </table:table-cell>
              <table:table-cell office:value-type="float" office:value="5695">
                <text:p>5695</text:p>
              </table:table-cell>
              <table:table-cell office:value-type="float" office:value="5719">
                <text:p>5719</text:p>
              </table:table-cell>
              <table:table-cell office:value-type="float" office:value="4885">
                <text:p>4885</text:p>
              </table:table-cell>
              <table:table-cell office:value-type="float" office:value="4902">
                <text:p>4902</text:p>
              </table:table-cell>
              <table:table-cell office:value-type="float" office:value="4907">
                <text:p>4907</text:p>
              </table:table-cell>
              <table:table-cell office:value-type="float" office:value="4995">
                <text:p>4995</text:p>
              </table:table-cell>
              <table:table-cell office:value-type="float" office:value="5956">
                <text:p>5956</text:p>
              </table:table-cell>
              <table:table-cell office:value-type="float" office:value="5985">
                <text:p>5985</text:p>
              </table:table-cell>
              <table:table-cell office:value-type="float" office:value="6021">
                <text:p>6021</text:p>
              </table:table-cell>
              <table:table-cell office:value-type="float" office:value="5135">
                <text:p>5135</text:p>
              </table:table-cell>
              <table:table-cell office:value-type="float" office:value="6119">
                <text:p>6119</text:p>
              </table:table-cell>
              <table:table-cell office:value-type="float" office:value="6104">
                <text:p>6104</text:p>
              </table:table-cell>
              <table:table-cell office:value-type="float" office:value="5158">
                <text:p>5158</text:p>
              </table:table-cell>
              <table:table-cell office:value-type="float" office:value="6138">
                <text:p>6138</text:p>
              </table:table-cell>
              <table:table-cell office:value-type="float" office:value="5242">
                <text:p>5242</text:p>
              </table:table-cell>
              <table:table-cell office:value-type="float" office:value="5252">
                <text:p>5252</text:p>
              </table:table-cell>
              <table:table-cell office:value-type="float" office:value="6257">
                <text:p>6257</text:p>
              </table:table-cell>
              <table:table-cell office:value-type="float" office:value="5350">
                <text:p>5350</text:p>
              </table:table-cell>
              <table:table-cell office:value-type="float" office:value="5365">
                <text:p>5365</text:p>
              </table:table-cell>
              <table:table-cell office:value-type="float" office:value="5434">
                <text:p>5434</text:p>
              </table:table-cell>
              <table:table-cell office:value-type="float" office:value="6334">
                <text:p>6334</text:p>
              </table:table-cell>
              <table:table-cell office:value-type="float" office:value="6416">
                <text:p>6416</text:p>
              </table:table-cell>
              <table:table-cell office:value-type="float" office:value="6546">
                <text:p>6546</text:p>
              </table:table-cell>
              <table:table-cell office:value-type="float" office:value="6692">
                <text:p>6692</text:p>
              </table:table-cell>
              <table:table-cell office:value-type="float" office:value="5704">
                <text:p>5704</text:p>
              </table:table-cell>
              <table:table-cell office:value-type="float" office:value="5778">
                <text:p>5778</text:p>
              </table:table-cell>
              <table:table-cell office:value-type="float" office:value="5804">
                <text:p>5804</text:p>
              </table:table-cell>
              <table:table-cell office:value-type="float" office:value="5929">
                <text:p>5929</text:p>
              </table:table-cell>
              <table:table-cell office:value-type="float" office:value="5991">
                <text:p>5991</text:p>
              </table:table-cell>
              <table:table-cell office:value-type="float" office:value="6973">
                <text:p>6973</text:p>
              </table:table-cell>
              <table:table-cell office:value-type="float" office:value="6006">
                <text:p>6006</text:p>
              </table:table-cell>
              <table:table-cell office:value-type="float" office:value="6965">
                <text:p>6965</text:p>
              </table:table-cell>
              <table:table-cell office:value-type="float" office:value="6965">
                <text:p>6965</text:p>
              </table:table-cell>
              <table:table-cell office:value-type="float" office:value="7117">
                <text:p>7117</text:p>
              </table:table-cell>
              <table:table-cell office:value-type="float" office:value="6229">
                <text:p>6229</text:p>
              </table:table-cell>
              <table:table-cell office:value-type="float" office:value="7195">
                <text:p>7195</text:p>
              </table:table-cell>
              <table:table-cell office:value-type="float" office:value="7195">
                <text:p>7195</text:p>
              </table:table-cell>
              <table:table-cell office:value-type="float" office:value="7211">
                <text:p>7211</text:p>
              </table:table-cell>
              <table:table-cell office:value-type="float" office:value="6357">
                <text:p>6357</text:p>
              </table:table-cell>
              <table:table-cell office:value-type="float" office:value="6450">
                <text:p>6450</text:p>
              </table:table-cell>
              <table:table-cell office:value-type="float" office:value="6475">
                <text:p>6475</text:p>
              </table:table-cell>
              <table:table-cell office:value-type="float" office:value="7369">
                <text:p>7369</text:p>
              </table:table-cell>
              <table:table-cell office:value-type="float" office:value="7382">
                <text:p>7382</text:p>
              </table:table-cell>
              <table:table-cell office:value-type="float" office:value="7509">
                <text:p>7509</text:p>
              </table:table-cell>
              <table:table-cell office:value-type="float" office:value="6605">
                <text:p>6605</text:p>
              </table:table-cell>
              <table:table-cell office:value-type="float" office:value="7599">
                <text:p>7599</text:p>
              </table:table-cell>
              <table:table-cell office:value-type="float" office:value="6659">
                <text:p>6659</text:p>
              </table:table-cell>
              <table:table-cell office:value-type="float" office:value="6750">
                <text:p>6750</text:p>
              </table:table-cell>
              <table:table-cell office:value-type="float" office:value="7739">
                <text:p>7739</text:p>
              </table:table-cell>
              <table:table-cell office:value-type="float" office:value="7776">
                <text:p>7776</text:p>
              </table:table-cell>
              <table:table-cell office:value-type="float" office:value="7872">
                <text:p>7872</text:p>
              </table:table-cell>
              <table:table-cell office:value-type="float" office:value="6929">
                <text:p>6929</text:p>
              </table:table-cell>
              <table:table-cell office:value-type="float" office:value="7989">
                <text:p>7989</text:p>
              </table:table-cell>
              <table:table-cell office:value-type="float" office:value="8204">
                <text:p>8204</text:p>
              </table:table-cell>
              <table:table-cell office:value-type="float" office:value="8219">
                <text:p>8219</text:p>
              </table:table-cell>
              <table:table-cell office:value-type="float" office:value="7454">
                <text:p>7454</text:p>
              </table:table-cell>
              <table:table-cell office:value-type="float" office:value="8345">
                <text:p>8345</text:p>
              </table:table-cell>
              <table:table-cell office:value-type="float" office:value="8348">
                <text:p>8348</text:p>
              </table:table-cell>
              <table:table-cell office:value-type="float" office:value="8434">
                <text:p>8434</text:p>
              </table:table-cell>
              <table:table-cell office:value-type="float" office:value="7626">
                <text:p>7626</text:p>
              </table:table-cell>
              <table:table-cell office:value-type="float" office:value="8595">
                <text:p>8595</text:p>
              </table:table-cell>
              <table:table-cell office:value-type="float" office:value="8610">
                <text:p>8610</text:p>
              </table:table-cell>
              <table:table-cell office:value-type="float" office:value="8672">
                <text:p>8672</text:p>
              </table:table-cell>
              <table:table-cell office:value-type="float" office:value="8704">
                <text:p>8704</text:p>
              </table:table-cell>
              <table:table-cell office:value-type="float" office:value="8825">
                <text:p>8825</text:p>
              </table:table-cell>
              <table:table-cell office:value-type="float" office:value="8934">
                <text:p>8934</text:p>
              </table:table-cell>
              <table:table-cell office:value-type="float" office:value="9026">
                <text:p>9026</text:p>
              </table:table-cell>
              <table:table-cell office:value-type="float" office:value="9256">
                <text:p>9256</text:p>
              </table:table-cell>
              <table:table-cell office:value-type="float" office:value="9575">
                <text:p>9575</text:p>
              </table:table-cell>
              <table:table-cell office:value-type="float" office:value="9578">
                <text:p>9578</text:p>
              </table:table-cell>
              <table:table-cell office:value-type="float" office:value="9211">
                <text:p>9211</text:p>
              </table:table-cell>
              <table:table-cell office:value-type="float" office:value="9296">
                <text:p>9296</text:p>
              </table:table-cell>
              <table:table-cell office:value-type="float" office:value="9873">
                <text:p>9873</text:p>
              </table:table-cell>
              <table:table-cell office:value-type="float" office:value="9907">
                <text:p>9907</text:p>
              </table:table-cell>
              <table:table-cell office:value-type="float" office:value="9592">
                <text:p>9592</text:p>
              </table:table-cell>
              <table:table-cell office:value-type="float" office:value="10103">
                <text:p>10103</text:p>
              </table:table-cell>
              <table:table-cell office:value-type="float" office:value="10188">
                <text:p>10188</text:p>
              </table:table-cell>
              <table:table-cell office:value-type="float" office:value="10211">
                <text:p>10211</text:p>
              </table:table-cell>
              <table:table-cell office:value-type="float" office:value="9675">
                <text:p>9675</text:p>
              </table:table-cell>
              <table:table-cell office:value-type="float" office:value="10252">
                <text:p>10252</text:p>
              </table:table-cell>
              <table:table-cell office:value-type="float" office:value="8981">
                <text:p>8981</text:p>
              </table:table-cell>
              <table:table-cell office:value-type="float" office:value="10429">
                <text:p>10429</text:p>
              </table:table-cell>
              <table:table-cell office:value-type="float" office:value="10441">
                <text:p>10441</text:p>
              </table:table-cell>
              <table:table-cell office:value-type="float" office:value="10526">
                <text:p>10526</text:p>
              </table:table-cell>
              <table:table-cell office:value-type="float" office:value="10659">
                <text:p>10659</text:p>
              </table:table-cell>
              <table:table-cell office:value-type="float" office:value="11011">
                <text:p>11011</text:p>
              </table:table-cell>
              <table:table-cell office:value-type="float" office:value="11482">
                <text:p>11482</text:p>
              </table:table-cell>
              <table:table-cell office:value-type="float" office:value="11529">
                <text:p>11529</text:p>
              </table:table-cell>
              <table:table-cell office:value-type="float" office:value="12091">
                <text:p>12091</text:p>
              </table:table-cell>
              <table:table-cell office:value-type="float" office:value="12241">
                <text:p>12241</text:p>
              </table:table-cell>
              <table:table-cell office:value-type="float" office:value="12321">
                <text:p>12321</text:p>
              </table:table-cell>
              <table:table-cell office:value-type="float" office:value="12594">
                <text:p>12594</text:p>
              </table:table-cell>
              <table:table-cell office:value-type="float" office:value="12759">
                <text:p>12759</text:p>
              </table:table-cell>
              <table:table-cell office:value-type="float" office:value="12827">
                <text:p>12827</text:p>
              </table:table-cell>
              <table:table-cell office:value-type="float" office:value="13016">
                <text:p>13016</text:p>
              </table:table-cell>
              <table:table-cell office:value-type="float" office:value="13242">
                <text:p>13242</text:p>
              </table:table-cell>
            </table:table-row>
            <table:table-row>
              <table:table-cell office:value-type="string">
                <text:p>II X[D]*</text:p>
                <draw:g>
                  <svg:desc>task3_2.A3:task3_2.A3</svg:desc>
                </draw:g>
              </table:table-cell>
              <table:table-cell office:value-type="float" office:value="899.427389311871">
                <text:p>899.427389311871</text:p>
                <draw:g>
                  <svg:desc>task3_2.B3:task3_2.FS3</svg:desc>
                </draw:g>
              </table:table-cell>
              <table:table-cell office:value-type="float" office:value="1591.65348321435">
                <text:p>1591.65348321435</text:p>
              </table:table-cell>
              <table:table-cell office:value-type="float" office:value="1619.71331284331">
                <text:p>1619.71331284331</text:p>
              </table:table-cell>
              <table:table-cell office:value-type="float" office:value="1889.45792405838">
                <text:p>1889.45792405838</text:p>
              </table:table-cell>
              <table:table-cell office:value-type="float" office:value="2495.94606795578">
                <text:p>2495.94606795578</text:p>
              </table:table-cell>
              <table:table-cell office:value-type="float" office:value="2508.239614245">
                <text:p>2508.239614245</text:p>
              </table:table-cell>
              <table:table-cell office:value-type="float" office:value="2610.80101692047">
                <text:p>2610.80101692047</text:p>
              </table:table-cell>
              <table:table-cell office:value-type="float" office:value="2730.0230402547">
                <text:p>2730.0230402547</text:p>
              </table:table-cell>
              <table:table-cell office:value-type="float" office:value="2804.15395279156">
                <text:p>2804.15395279156</text:p>
              </table:table-cell>
              <table:table-cell office:value-type="float" office:value="2882.50895613494">
                <text:p>2882.50895613494</text:p>
              </table:table-cell>
              <table:table-cell office:value-type="float" office:value="2981.63481625296">
                <text:p>2981.63481625296</text:p>
              </table:table-cell>
              <table:table-cell office:value-type="float" office:value="3122.34268790249">
                <text:p>3122.34268790249</text:p>
              </table:table-cell>
              <table:table-cell office:value-type="float" office:value="3180.37372785903">
                <text:p>3180.37372785903</text:p>
              </table:table-cell>
              <table:table-cell office:value-type="float" office:value="3188.6681941282">
                <text:p>3188.6681941282</text:p>
              </table:table-cell>
              <table:table-cell office:value-type="float" office:value="3188.6681941282">
                <text:p>3188.6681941282</text:p>
              </table:table-cell>
              <table:table-cell office:value-type="float" office:value="3217.70725023264">
                <text:p>3217.70725023264</text:p>
              </table:table-cell>
              <table:table-cell office:value-type="float" office:value="3375.57241405597">
                <text:p>3375.57241405597</text:p>
              </table:table-cell>
              <table:table-cell office:value-type="float" office:value="3429.6641030258">
                <text:p>3429.6641030258</text:p>
              </table:table-cell>
              <table:table-cell office:value-type="float" office:value="3446.31625965166">
                <text:p>3446.31625965166</text:p>
              </table:table-cell>
              <table:table-cell office:value-type="float" office:value="3462.97241378155">
                <text:p>3462.97241378155</text:p>
              </table:table-cell>
              <table:table-cell office:value-type="float" office:value="3517.13231416132">
                <text:p>3517.13231416132</text:p>
              </table:table-cell>
              <table:table-cell office:value-type="float" office:value="3571.33367293728">
                <text:p>3571.33367293728</text:p>
              </table:table-cell>
              <table:table-cell office:value-type="float" office:value="3571.33367293728">
                <text:p>3571.33367293728</text:p>
              </table:table-cell>
              <table:table-cell office:value-type="float" office:value="3617.22832210867">
                <text:p>3617.22832210867</text:p>
              </table:table-cell>
              <table:table-cell office:value-type="float" office:value="3700.74705923405">
                <text:p>3700.74705923405</text:p>
              </table:table-cell>
              <table:table-cell office:value-type="float" office:value="3730.00085911039">
                <text:p>3730.00085911039</text:p>
              </table:table-cell>
              <table:table-cell office:value-type="float" office:value="3784.3595303349">
                <text:p>3784.3595303349</text:p>
              </table:table-cell>
              <table:table-cell office:value-type="float" office:value="3784.3595303349">
                <text:p>3784.3595303349</text:p>
              </table:table-cell>
              <table:table-cell office:value-type="float" office:value="3801.09310693739">
                <text:p>3801.09310693739</text:p>
              </table:table-cell>
              <table:table-cell office:value-type="float" office:value="3889.00409466823">
                <text:p>3889.00409466823</text:p>
              </table:table-cell>
              <table:table-cell office:value-type="float" office:value="3901.57092144643">
                <text:p>3901.57092144643</text:p>
              </table:table-cell>
              <table:table-cell office:value-type="float" office:value="3918.32981746307">
                <text:p>3918.32981746307</text:p>
              </table:table-cell>
              <table:table-cell office:value-type="float" office:value="3922.52009842015">
                <text:p>3922.52009842015</text:p>
              </table:table-cell>
              <table:table-cell office:value-type="float" office:value="3939.28344363556">
                <text:p>3939.28344363556</text:p>
              </table:table-cell>
              <table:table-cell office:value-type="float" office:value="3968.62781738254">
                <text:p>3968.62781738254</text:p>
              </table:table-cell>
              <table:table-cell office:value-type="float" office:value="4027.34883735084">
                <text:p>4027.34883735084</text:p>
              </table:table-cell>
              <table:table-cell office:value-type="float" office:value="4060.92284986879">
                <text:p>4060.92284986879</text:p>
              </table:table-cell>
              <table:table-cell office:value-type="float" office:value="4073.51666610718">
                <text:p>4073.51666610718</text:p>
              </table:table-cell>
              <table:table-cell office:value-type="float" office:value="4090.31142897639">
                <text:p>4090.31142897639</text:p>
              </table:table-cell>
              <table:table-cell office:value-type="float" office:value="4090.31142897639">
                <text:p>4090.31142897639</text:p>
              </table:table-cell>
              <table:table-cell office:value-type="float" office:value="4094.51065548979">
                <text:p>4094.51065548979</text:p>
              </table:table-cell>
              <table:table-cell office:value-type="float" office:value="4132.31329700198">
                <text:p>4132.31329700198</text:p>
              </table:table-cell>
              <table:table-cell office:value-type="float" office:value="4149.11999560554">
                <text:p>4149.11999560554</text:p>
              </table:table-cell>
              <table:table-cell office:value-type="float" office:value="4199.56033531046">
                <text:p>4199.56033531046</text:p>
              </table:table-cell>
              <table:table-cell office:value-type="float" office:value="4224.79181691683">
                <text:p>4224.79181691683</text:p>
              </table:table-cell>
              <table:table-cell office:value-type="float" office:value="4304.7407119196">
                <text:p>4304.7407119196</text:p>
              </table:table-cell>
              <table:table-cell office:value-type="float" office:value="4334.21424277653">
                <text:p>4334.21424277653</text:p>
              </table:table-cell>
              <table:table-cell office:value-type="float" office:value="4393.19111985604">
                <text:p>4393.19111985604</text:p>
              </table:table-cell>
              <table:table-cell office:value-type="float" office:value="4456.42428876994">
                <text:p>4456.42428876994</text:p>
              </table:table-cell>
              <table:table-cell office:value-type="float" office:value="4460.64142539323">
                <text:p>4460.64142539323</text:p>
              </table:table-cell>
              <table:table-cell office:value-type="float" office:value="4494.38563374989">
                <text:p>4494.38563374989</text:p>
              </table:table-cell>
              <table:table-cell office:value-type="float" office:value="4511.26246411508">
                <text:p>4511.26246411508</text:p>
              </table:table-cell>
              <table:table-cell office:value-type="float" office:value="4515.4821622167">
                <text:p>4515.4821622167</text:p>
              </table:table-cell>
              <table:table-cell office:value-type="float" office:value="4553.46823974033">
                <text:p>4553.46823974033</text:p>
              </table:table-cell>
              <table:table-cell office:value-type="float" office:value="4654.84111200741">
                <text:p>4654.84111200741</text:p>
              </table:table-cell>
              <table:table-cell office:value-type="float" office:value="4684.42897504102">
                <text:p>4684.42897504102</text:p>
              </table:table-cell>
              <table:table-cell office:value-type="float" office:value="4722.48414990696">
                <text:p>4722.48414990696</text:p>
              </table:table-cell>
              <table:table-cell office:value-type="float" office:value="4756.32376796404">
                <text:p>4756.32376796404</text:p>
              </table:table-cell>
              <table:table-cell office:value-type="float" office:value="4756.32376796404">
                <text:p>4756.32376796404</text:p>
              </table:table-cell>
              <table:table-cell office:value-type="float" office:value="4769.01671301352">
                <text:p>4769.01671301352</text:p>
              </table:table-cell>
              <table:table-cell office:value-type="float" office:value="4777.47960897716">
                <text:p>4777.47960897716</text:p>
              </table:table-cell>
              <table:table-cell office:value-type="float" office:value="4781.71133629153">
                <text:p>4781.71133629153</text:p>
              </table:table-cell>
              <table:table-cell office:value-type="float" office:value="4815.5718392468">
                <text:p>4815.5718392468</text:p>
              </table:table-cell>
              <table:table-cell office:value-type="float" office:value="4828.27258184223">
                <text:p>4828.27258184223</text:p>
              </table:table-cell>
              <table:table-cell office:value-type="float" office:value="4840.9749841045">
                <text:p>4840.9749841045</text:p>
              </table:table-cell>
              <table:table-cell office:value-type="float" office:value="4917.22403232958">
                <text:p>4917.22403232958</text:p>
              </table:table-cell>
              <table:table-cell office:value-type="float" office:value="4917.22403232958">
                <text:p>4917.22403232958</text:p>
              </table:table-cell>
              <table:table-cell office:value-type="float" office:value="4929.93794347706">
                <text:p>4929.93794347706</text:p>
              </table:table-cell>
              <table:table-cell office:value-type="float" office:value="4938.41478936944">
                <text:p>4938.41478936944</text:p>
              </table:table-cell>
              <table:table-cell office:value-type="float" office:value="4972.32938975536">
                <text:p>4972.32938975536</text:p>
              </table:table-cell>
              <table:table-cell office:value-type="float" office:value="5018.98071804334">
                <text:p>5018.98071804334</text:p>
              </table:table-cell>
              <table:table-cell office:value-type="float" office:value="5031.70755497351">
                <text:p>5031.70755497351</text:p>
              </table:table-cell>
              <table:table-cell office:value-type="float" office:value="5035.95018948742">
                <text:p>5035.95018948742</text:p>
              </table:table-cell>
              <table:table-cell office:value-type="float" office:value="5069.897645891">
                <text:p>5069.897645891</text:p>
              </table:table-cell>
              <table:table-cell office:value-type="float" office:value="5108.10203120349">
                <text:p>5108.10203120349</text:p>
              </table:table-cell>
              <table:table-cell office:value-type="float" office:value="5108.10203120349">
                <text:p>5108.10203120349</text:p>
              </table:table-cell>
              <table:table-cell office:value-type="float" office:value="5201.5501084715">
                <text:p>5201.5501084715</text:p>
              </table:table-cell>
              <table:table-cell office:value-type="float" office:value="5248.30553131829">
                <text:p>5248.30553131829</text:p>
              </table:table-cell>
              <table:table-cell office:value-type="float" office:value="5265.3126438548">
                <text:p>5265.3126438548</text:p>
              </table:table-cell>
              <table:table-cell office:value-type="float" office:value="5354.64457433929">
                <text:p>5354.64457433929</text:p>
              </table:table-cell>
              <table:table-cell office:value-type="float" office:value="5409.98249268106">
                <text:p>5409.98249268106</text:p>
              </table:table-cell>
              <table:table-cell office:value-type="float" office:value="5503.69522624784">
                <text:p>5503.69522624784</text:p>
              </table:table-cell>
              <table:table-cell office:value-type="float" office:value="5507.95679001543">
                <text:p>5507.95679001543</text:p>
              </table:table-cell>
              <table:table-cell office:value-type="float" office:value="5601.75242874619">
                <text:p>5601.75242874619</text:p>
              </table:table-cell>
              <table:table-cell office:value-type="float" office:value="5606.01773088972">
                <text:p>5606.01773088972</text:p>
              </table:table-cell>
              <table:table-cell office:value-type="float" office:value="5635.87935325919">
                <text:p>5635.87935325919</text:p>
              </table:table-cell>
              <table:table-cell office:value-type="float" office:value="5674.28441337771">
                <text:p>5674.28441337771</text:p>
              </table:table-cell>
              <table:table-cell office:value-type="float" office:value="5678.55244097431">
                <text:p>5678.55244097431</text:p>
              </table:table-cell>
              <table:table-cell office:value-type="float" office:value="5716.97184683065">
                <text:p>5716.97184683065</text:p>
              </table:table-cell>
              <table:table-cell office:value-type="float" office:value="5763.94631225576">
                <text:p>5763.94631225576</text:p>
              </table:table-cell>
              <table:table-cell office:value-type="float" office:value="5776.76083749893">
                <text:p>5776.76083749893</text:p>
              </table:table-cell>
              <table:table-cell office:value-type="float" office:value="5802.39412147586">
                <text:p>5802.39412147586</text:p>
              </table:table-cell>
              <table:table-cell office:value-type="float" office:value="5866.50189618499">
                <text:p>5866.50189618499</text:p>
              </table:table-cell>
              <table:table-cell office:value-type="float" office:value="5879.32764004644">
                <text:p>5879.32764004644</text:p>
              </table:table-cell>
              <table:table-cell office:value-type="float" office:value="5926.36723817264">
                <text:p>5926.36723817264</text:p>
              </table:table-cell>
              <table:table-cell office:value-type="float" office:value="5981.98339960103">
                <text:p>5981.98339960103</text:p>
              </table:table-cell>
              <table:table-cell office:value-type="float" office:value="5999.10124418413">
                <text:p>5999.10124418413</text:p>
              </table:table-cell>
              <table:table-cell office:value-type="float" office:value="5999.10124418413">
                <text:p>5999.10124418413</text:p>
              </table:table-cell>
              <table:table-cell office:value-type="float" office:value="6011.94122031989">
                <text:p>6011.94122031989</text:p>
              </table:table-cell>
              <table:table-cell office:value-type="float" office:value="6033.34420648007">
                <text:p>6033.34420648007</text:p>
              </table:table-cell>
              <table:table-cell office:value-type="float" office:value="6239.00305938556">
                <text:p>6239.00305938556</text:p>
              </table:table-cell>
              <table:table-cell office:value-type="float" office:value="6329.08547078258">
                <text:p>6329.08547078258</text:p>
              </table:table-cell>
              <table:table-cell office:value-type="float" office:value="6363.41938808992">
                <text:p>6363.41938808992</text:p>
              </table:table-cell>
              <table:table-cell office:value-type="float" office:value="6367.71177581947">
                <text:p>6367.71177581947</text:p>
              </table:table-cell>
              <table:table-cell office:value-type="float" office:value="6470.77199902665">
                <text:p>6470.77199902665</text:p>
              </table:table-cell>
              <table:table-cell office:value-type="float" office:value="6526.63043135519">
                <text:p>6526.63043135519</text:p>
              </table:table-cell>
              <table:table-cell office:value-type="float" office:value="6595.41186383208">
                <text:p>6595.41186383208</text:p>
              </table:table-cell>
              <table:table-cell office:value-type="float" office:value="6629.81596879618">
                <text:p>6629.81596879618</text:p>
              </table:table-cell>
              <table:table-cell office:value-type="float" office:value="6685.74153933899">
                <text:p>6685.74153933899</text:p>
              </table:table-cell>
              <table:table-cell office:value-type="float" office:value="6685.74153933899">
                <text:p>6685.74153933899</text:p>
              </table:table-cell>
              <table:table-cell office:value-type="float" office:value="6685.74153933899">
                <text:p>6685.74153933899</text:p>
              </table:table-cell>
              <table:table-cell office:value-type="float" office:value="6784.74361678462">
                <text:p>6784.74361678462</text:p>
              </table:table-cell>
              <table:table-cell office:value-type="float" office:value="6849.34893525852">
                <text:p>6849.34893525852</text:p>
              </table:table-cell>
              <table:table-cell office:value-type="float" office:value="6935.53642202921">
                <text:p>6935.53642202921</text:p>
              </table:table-cell>
              <table:table-cell office:value-type="float" office:value="6935.53642202921">
                <text:p>6935.53642202921</text:p>
              </table:table-cell>
              <table:table-cell office:value-type="float" office:value="6952.78032644091">
                <text:p>6952.78032644091</text:p>
              </table:table-cell>
              <table:table-cell office:value-type="float" office:value="7064.91728013675">
                <text:p>7064.91728013675</text:p>
              </table:table-cell>
              <table:table-cell office:value-type="float" office:value="7090.80764994763">
                <text:p>7090.80764994763</text:p>
              </table:table-cell>
              <table:table-cell office:value-type="float" office:value="7116.70271607895">
                <text:p>7116.70271607895</text:p>
              </table:table-cell>
              <table:table-cell office:value-type="float" office:value="7121.01901593849">
                <text:p>7121.01901593849</text:p>
              </table:table-cell>
              <table:table-cell office:value-type="float" office:value="7138.28551421331">
                <text:p>7138.28551421331</text:p>
              </table:table-cell>
              <table:table-cell office:value-type="float" office:value="7272.17088073686">
                <text:p>7272.17088073686</text:p>
              </table:table-cell>
              <table:table-cell office:value-type="float" office:value="7332.67553161375">
                <text:p>7332.67553161375</text:p>
              </table:table-cell>
              <table:table-cell office:value-type="float" office:value="7371.5844904082">
                <text:p>7371.5844904082</text:p>
              </table:table-cell>
              <table:table-cell office:value-type="float" office:value="7388.88063907824">
                <text:p>7388.88063907824</text:p>
              </table:table-cell>
              <table:table-cell office:value-type="float" office:value="7414.82863187339">
                <text:p>7414.82863187339</text:p>
              </table:table-cell>
              <table:table-cell office:value-type="float" office:value="7522.99366474561">
                <text:p>7522.99366474561</text:p>
              </table:table-cell>
              <table:table-cell office:value-type="float" office:value="7561.95205288309">
                <text:p>7561.95205288309</text:p>
              </table:table-cell>
              <table:table-cell office:value-type="float" office:value="7600.9204129277">
                <text:p>7600.9204129277</text:p>
              </table:table-cell>
              <table:table-cell office:value-type="float" office:value="7605.25084425537">
                <text:p>7605.25084425537</text:p>
              </table:table-cell>
              <table:table-cell office:value-type="float" office:value="7791.57443301358">
                <text:p>7791.57443301358</text:p>
              </table:table-cell>
              <table:table-cell office:value-type="float" office:value="8025.8755047131">
                <text:p>8025.8755047131</text:p>
              </table:table-cell>
              <table:table-cell office:value-type="float" office:value="8043.24478614414">
                <text:p>8043.24478614414</text:p>
              </table:table-cell>
              <table:table-cell office:value-type="float" office:value="8177.9196194817">
                <text:p>8177.9196194817</text:p>
              </table:table-cell>
              <table:table-cell office:value-type="float" office:value="8177.9196194817">
                <text:p>8177.9196194817</text:p>
              </table:table-cell>
              <table:table-cell office:value-type="float" office:value="8182.26581341116">
                <text:p>8182.26581341116</text:p>
              </table:table-cell>
              <table:table-cell office:value-type="float" office:value="8277.91099497066">
                <text:p>8277.91099497066</text:p>
              </table:table-cell>
              <table:table-cell office:value-type="float" office:value="8364.90883617881">
                <text:p>8364.90883617881</text:p>
              </table:table-cell>
              <table:table-cell office:value-type="float" office:value="8451.95164342946">
                <text:p>8451.95164342946</text:p>
              </table:table-cell>
              <table:table-cell office:value-type="float" office:value="8469.36556394135">
                <text:p>8469.36556394135</text:p>
              </table:table-cell>
              <table:table-cell office:value-type="float" office:value="8534.68357993404">
                <text:p>8534.68357993404</text:p>
              </table:table-cell>
              <table:table-cell office:value-type="float" office:value="8569.53002264456">
                <text:p>8569.53002264456</text:p>
              </table:table-cell>
              <table:table-cell office:value-type="float" office:value="8700.26666992762">
                <text:p>8700.26666992762</text:p>
              </table:table-cell>
              <table:table-cell office:value-type="float" office:value="8822.37567445405">
                <text:p>8822.37567445405</text:p>
              </table:table-cell>
              <table:table-cell office:value-type="float" office:value="8922.74239098446">
                <text:p>8922.74239098446</text:p>
              </table:table-cell>
              <table:table-cell office:value-type="float" office:value="9171.71793411156">
                <text:p>9171.71793411156</text:p>
              </table:table-cell>
              <table:table-cell office:value-type="float" office:value="9521.72251543317">
                <text:p>9521.72251543317</text:p>
              </table:table-cell>
              <table:table-cell office:value-type="float" office:value="9526.10166907944">
                <text:p>9526.10166907944</text:p>
              </table:table-cell>
              <table:table-cell office:value-type="float" office:value="9547.9989363881">
                <text:p>9547.9989363881</text:p>
              </table:table-cell>
              <table:table-cell office:value-type="float" office:value="9802.18823376411">
                <text:p>9802.18823376411</text:p>
              </table:table-cell>
              <table:table-cell office:value-type="float" office:value="9846.0473251729">
                <text:p>9846.0473251729</text:p>
              </table:table-cell>
              <table:table-cell office:value-type="float" office:value="9885.52880740308">
                <text:p>9885.52880740308</text:p>
              </table:table-cell>
              <table:table-cell office:value-type="float" office:value="9964.51524513111">
                <text:p>9964.51524513111</text:p>
              </table:table-cell>
              <table:table-cell office:value-type="float" office:value="10100.6202485077">
                <text:p>10100.6202485077</text:p>
              </table:table-cell>
              <table:table-cell office:value-type="float" office:value="10192.8722722409">
                <text:p>10192.8722722409</text:p>
              </table:table-cell>
              <table:table-cell office:value-type="float" office:value="10219.2376288687">
                <text:p>10219.2376288687</text:p>
              </table:table-cell>
              <table:table-cell office:value-type="float" office:value="10219.2376288687">
                <text:p>10219.2376288687</text:p>
              </table:table-cell>
              <table:table-cell office:value-type="float" office:value="10263.1873951753">
                <text:p>10263.1873951753</text:p>
              </table:table-cell>
              <table:table-cell office:value-type="float" office:value="10311.5429362291">
                <text:p>10311.5429362291</text:p>
              </table:table-cell>
              <table:table-cell office:value-type="float" office:value="10456.676966109">
                <text:p>10456.676966109</text:p>
              </table:table-cell>
              <table:table-cell office:value-type="float" office:value="10469.8759526424">
                <text:p>10469.8759526424</text:p>
              </table:table-cell>
              <table:table-cell office:value-type="float" office:value="10566.6937156795">
                <text:p>10566.6937156795</text:p>
              </table:table-cell>
              <table:table-cell office:value-type="float" office:value="10712.0029029459">
                <text:p>10712.0029029459</text:p>
              </table:table-cell>
              <table:table-cell office:value-type="float" office:value="11099.9698617133">
                <text:p>11099.9698617133</text:p>
              </table:table-cell>
              <table:table-cell office:value-type="float" office:value="11621.2537169091">
                <text:p>11621.2537169091</text:p>
              </table:table-cell>
              <table:table-cell office:value-type="float" office:value="11669.908030237">
                <text:p>11669.908030237</text:p>
              </table:table-cell>
              <table:table-cell office:value-type="float" office:value="12294.4474835868">
                <text:p>12294.4474835868</text:p>
              </table:table-cell>
              <table:table-cell office:value-type="float" office:value="12458.5984321963">
                <text:p>12458.5984321963</text:p>
              </table:table-cell>
              <table:table-cell office:value-type="float" office:value="12547.3735149887">
                <text:p>12547.3735149887</text:p>
              </table:table-cell>
              <table:table-cell office:value-type="float" office:value="12853.8858871616">
                <text:p>12853.8858871616</text:p>
              </table:table-cell>
              <table:table-cell office:value-type="float" office:value="13036.189095451">
                <text:p>13036.189095451</text:p>
              </table:table-cell>
              <table:table-cell office:value-type="float" office:value="13111.8154863099">
                <text:p>13111.8154863099</text:p>
              </table:table-cell>
              <table:table-cell office:value-type="float" office:value="13321.0126584846">
                <text:p>13321.0126584846</text:p>
              </table:table-cell>
              <table:table-cell office:value-type="float" office:value="13574.9387832052">
                <text:p>13574.93878320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